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starbats" svg:font-family="starbats"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Header">
      <style:paragraph-properties fo:text-align="end" style:justify-single-word="false"/>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Sect1" style:family="section">
      <style:section-properties style:editable="false">
        <style:columns fo:column-count="1" fo:column-gap="0cm"/>
      </style:section-properties>
    </style:style>
    <text:list-style style:name="L1">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Numbering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bat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he Hitchhiker's Guide to the Galaxy">
        <text:h text:style-name="Heading_20_1" text:outline-level="1">The Hitchhiker's Guide to the Galaxy</text:h>
        <text:p text:style-name="Standard"/>
        <text:p text:style-name="Standard">The Hitchhiker's Guide to the Galaxy is a <text:a xlink:type="simple" xlink:href="http://en.wikipedia.org/w/index.php?title=Comic_science_fiction" text:style-name="Internet_20_link" text:visited-style-name="Visited_20_Internet_20_Link">science fiction comedy</text:a> series created by English writer, dramatist, and musician <text:a xlink:type="simple" xlink:href="http://en.wikipedia.org/w/index.php?title=Douglas_Adams" text:style-name="Internet_20_link" text:visited-style-name="Visited_20_Internet_20_Link">Douglas Adams</text:a>. Originally a <text:a xlink:type="simple" xlink:href="http://en.wikipedia.org/w/index.php?title=The_Hitchhiker%27s_Guide_to_the_Galaxy_%28radio_series%29" text:style-name="Internet_20_link" text:visited-style-name="Visited_20_Internet_20_Link">radio comedy</text:a> broadcast on <text:a xlink:type="simple" xlink:href="http://en.wikipedia.org/w/index.php?title=BBC_Radio_4" text:style-name="Internet_20_link" text:visited-style-name="Visited_20_Internet_20_Link">BBC Radio 4</text:a> in 1978, it was later adapted to other formats, and over several years it gradually became an international multi-media phenomenon. Adaptations have included <text:a xlink:type="simple" xlink:href="http://en.wikipedia.org/w/index.php?title=%23Stage_shows" text:style-name="Internet_20_link" text:visited-style-name="Visited_20_Internet_20_Link">stage shows</text:a>, a <text:a xlink:type="simple" xlink:href="http://en.wikipedia.org/w/index.php?title=%23Novels" text:style-name="Internet_20_link" text:visited-style-name="Visited_20_Internet_20_Link">"trilogy" of five books</text:a> published between 1979 and 1992, a sixth novel penned by <text:a xlink:type="simple" xlink:href="http://en.wikipedia.org/w/index.php?title=Eoin_Colfer" text:style-name="Internet_20_link" text:visited-style-name="Visited_20_Internet_20_Link">Eoin Colfer</text:a> in 2009, a <text:a xlink:type="simple" xlink:href="http://en.wikipedia.org/w/index.php?title=The_Hitchhiker%27s_Guide_to_the_Galaxy_%28TV_series%29" text:style-name="Internet_20_link" text:visited-style-name="Visited_20_Internet_20_Link">1981 TV series</text:a>, a <text:a xlink:type="simple" xlink:href="http://en.wikipedia.org/w/index.php?title=The_Hitchhiker%27s_Guide_to_the_Galaxy_%28computer_game%29" text:style-name="Internet_20_link" text:visited-style-name="Visited_20_Internet_20_Link">1984 computer game</text:a>, and three series of three-part <text:a xlink:type="simple" xlink:href="http://en.wikipedia.org/w/index.php?title=%23Comic_books" text:style-name="Internet_20_link" text:visited-style-name="Visited_20_Internet_20_Link">comic book adaptations</text:a> of the first three novels published by <text:a xlink:type="simple" xlink:href="http://en.wikipedia.org/w/index.php?title=DC_Comics" text:style-name="Internet_20_link" text:visited-style-name="Visited_20_Internet_20_Link">DC Comics</text:a> between 1993 and 1996. There were also two series of towels, produced by Beer-Davies, that are considered by some fans to be an "official version" of The Hitchhiker's Guide to the Galaxy, as they include text from the first novel.<text:note text:id="ftn1" text:note-class="footnote"><text:note-citation>1</text:note-citation><text:note-body><text:p text:style-name="Footnote"><text:a xlink:type="simple" xlink:href="http://en.wikipedia.org/w/index.php?title=Neil_Gaiman" text:style-name="Internet_20_link" text:visited-style-name="Visited_20_Internet_20_Link">Gaiman, Neil</text:a> (2003). Don't Panic: Douglas Adams and the "Hitchhiker's Guide to the Galaxy". Titan Books. pp. 144–145. ISBN 1-84023-742-2.</text:p></text:note-body></text:note><text:note text:id="ftn2" text:note-class="footnote"><text:note-citation>2</text:note-citation><text:note-body><text:p text:style-name="Footnote"><text:a xlink:type="simple" xlink:href="http://www.towel.org.uk/" text:style-name="Internet_20_link" text:visited-style-name="Visited_20_Internet_20_Link">A wiki devoted to the history of H2G2 themed towels</text:a>.</text:p></text:note-body></text:note> A <text:a xlink:type="simple" xlink:href="http://en.wikipedia.org/w/index.php?title=The_Hitchhiker%27s_Guide_to_the_Galaxy_%28film%29" text:style-name="Internet_20_link" text:visited-style-name="Visited_20_Internet_20_Link">Hollywood-funded film version</text:a>, produced and filmed in the UK, was released in April 2005, and <text:a xlink:type="simple" xlink:href="http://en.wikipedia.org/w/index.php?title=The_Hitchhiker%27s_Guide_to_the_Galaxy_Tertiary_to_Quintessential_Phases" text:style-name="Internet_20_link" text:visited-style-name="Visited_20_Internet_20_Link">radio adaptations of the third, fourth, and fifth novels</text:a> were broadcast from 2004 to 2005. Many of these adaptations, including the novels, the TV series, the computer game, and the earliest drafts of the Hollywood film's screenplay, were done by Adams himself, and some of the stage shows introduced new material written by Adams.</text:p>
        <text:p text:style-name="Standard">The title is the name of a <text:a xlink:type="simple" xlink:href="http://en.wikipedia.org/w/index.php?title=List_of_fictional_guidebooks" text:style-name="Internet_20_link" text:visited-style-name="Visited_20_Internet_20_Link">fictional</text:a>, eccentric, electronic <text:a xlink:type="simple" xlink:href="http://en.wikipedia.org/w/index.php?title=Travel_guide" text:style-name="Internet_20_link" text:visited-style-name="Visited_20_Internet_20_Link">travel guide</text:a>, <text:a xlink:type="simple" xlink:href="http://en.wikipedia.org/w/index.php?title=The_Hitchhiker%27s_Guide_to_the_Galaxy_%28fictional%29" text:style-name="Internet_20_link" text:visited-style-name="Visited_20_Internet_20_Link">The Hitchhiker's Guide to the Galaxy</text:a>, prominently featured in the series. </text:p>
        <text:p text:style-name="Standard">The Hitchhiker's Guide to the Galaxy<text:note text:id="ftn3" text:note-class="footnote"><text:note-citation>3</text:note-citation><text:note-body><text:p text:style-name="Footnote">The spelling of Hitchhiker's Guide has varied in different editions. For consistency this article always spells it this way. See <text:a xlink:type="simple" xlink:href="http://en.wikipedia.org/w/index.php?title=Spelling_of_Hitchhiker%27s_Guide" text:style-name="Internet_20_link" text:visited-style-name="Visited_20_Internet_20_Link">Spelling of Hitchhiker's Guide</text:a>.</text:p></text:note-body></text:note> is often abbreviated "HHGTTG" (as used on fan websites) or "H2G2" (first used by <text:a xlink:type="simple" xlink:href="http://en.wikipedia.org/w/index.php?title=Neil_Gaiman" text:style-name="Internet_20_link" text:visited-style-name="Visited_20_Internet_20_Link">Neil Gaiman</text:a> as a chapter title in <text:a xlink:type="simple" xlink:href="http://en.wikipedia.org/w/index.php?title=Don%27t_Panic:_The_Official_Hitchhiker%27s_Guide_to_the_Galaxy_Companion" text:style-name="Internet_20_link" text:visited-style-name="Visited_20_Internet_20_Link">Don't Panic</text:a> and later by <text:a xlink:type="simple" xlink:href="http://en.wikipedia.org/w/index.php?title=H2g2" text:style-name="Internet_20_link" text:visited-style-name="Visited_20_Internet_20_Link">the online guide run by the BBC</text:a>). The series is also often referred to as "The Hitchhiker's Guide", "Hitchhiker's", or simply "[The] Guide". This title can refer to any of the various incarnations of the story of which the books are the most widely distributed, having been translated into more than 30 languages by 2005.<text:note text:id="ftn4" text:note-class="footnote"><text:note-citation>4</text:note-citation><text:note-body><text:p text:style-name="Footnote">Simpson, M. J. (2005). The Pocket Essential Hitchhiker's Guide (Second Edition ed.). Pocket Essentials. p. 120. ISBN 1-904048-46-3.</text:p></text:note-body></text:note></text:p>
        <text:section text:style-name="Sect1" text:name="Plot ">
          <text:h text:style-name="Heading_20_2" text:outline-level="2">Plot </text:h>
          <text:p text:style-name="Standard">The various versions follow the same basic plot but they are in many places mutually contradictory, as Adams rewrote the story substantially for each new adaptation. Throughout all versions, the series mostly follows the adventures of <text:a xlink:type="simple" xlink:href="http://en.wikipedia.org/w/index.php?title=Arthur_Dent" text:style-name="Internet_20_link" text:visited-style-name="Visited_20_Internet_20_Link">Arthur Dent</text:a>, a hapless <text:a xlink:type="simple" xlink:href="http://en.wikipedia.org/w/index.php?title=English_people" text:style-name="Internet_20_link" text:visited-style-name="Visited_20_Internet_20_Link">Englishman</text:a>, although the story also follows the adventure of other major characters: <text:a xlink:type="simple" xlink:href="http://en.wikipedia.org/w/index.php?title=Ford_Prefect_%28character%29" text:style-name="Internet_20_link" text:visited-style-name="Visited_20_Internet_20_Link">Ford Prefect</text:a>, an <text:a xlink:type="simple" xlink:href="http://en.wikipedia.org/w/index.php?title=Extraterrestrial_life_in_popular_culture" text:style-name="Internet_20_link" text:visited-style-name="Visited_20_Internet_20_Link">alien</text:a> from a small planet somewhere in the vicinity of <text:a xlink:type="simple" xlink:href="http://en.wikipedia.org/w/index.php?title=Betelgeuse" text:style-name="Internet_20_link" text:visited-style-name="Visited_20_Internet_20_Link">Betelgeuse</text:a> who is a researcher for the <text:a xlink:type="simple" xlink:href="http://en.wikipedia.org/w/index.php?title=Eponym" text:style-name="Internet_20_link" text:visited-style-name="Visited_20_Internet_20_Link">eponym</text:a>ous guidebook; <text:a xlink:type="simple" xlink:href="http://en.wikipedia.org/w/index.php?title=Zaphod_Beeblebrox" text:style-name="Internet_20_link" text:visited-style-name="Visited_20_Internet_20_Link">Zaphod Beeblebrox</text:a>, Ford's semi-cousin and the Galactic President; the depressed <text:a xlink:type="simple" xlink:href="http://en.wikipedia.org/w/index.php?title=Robot" text:style-name="Internet_20_link" text:visited-style-name="Visited_20_Internet_20_Link">robot</text:a> <text:a xlink:type="simple" xlink:href="http://en.wikipedia.org/w/index.php?title=Marvin_the_Paranoid_Android" text:style-name="Internet_20_link" text:visited-style-name="Visited_20_Internet_20_Link">Marvin the Paranoid Android</text:a>; and <text:a xlink:type="simple" xlink:href="http://en.wikipedia.org/w/index.php?title=Trillian_%28character%29" text:style-name="Internet_20_link" text:visited-style-name="Visited_20_Internet_20_Link">Trillian</text:a>, formerly known as Tricia McMillan, a woman Arthur once met at a party in Islington and the only other human survivor of Earth's destruction. </text:p>
        </text:section>
        <text:section text:style-name="Sect1" text:name="Background ">
          <text:h text:style-name="Heading_20_2" text:outline-level="2">Background </text:h>
          <text:p text:style-name="Standard">The first radio series comes from a proposal called "The Ends of the Earth": six self-contained episodes, all ending with the Earth being destroyed in a different way. While writing the first episode, Adams realised that he needed someone on the planet who was an alien to provide some <text:soft-page-break/>context, and that this alien needed a reason to be there. Adams finally settled on making the alien a roving researcher for a "wholly remarkable book" named The Hitchhiker's Guide to the Galaxy. As the first radio episode's writing progressed, the Guide became the centre of his story, and he decided to focus the series on it, with the destruction of Earth being the only hold-over.<text:note text:id="ftn5" text:note-class="footnote"><text:note-citation>5</text:note-citation><text:note-body><text:p text:style-name="Footnote"><text:a xlink:type="simple" xlink:href="http://en.wikipedia.org/w/index.php?title=Nick_Webb_%28author%29" text:style-name="Internet_20_link" text:visited-style-name="Visited_20_Internet_20_Link">Webb, Nick</text:a> (2005). Wish You Were Here: The Official Biography of Douglas Adams (First US hardcover edition ed.). Ballantine Books. p. 100. ISBN 0-345-47650-6.</text:p></text:note-body></text:note></text:p>
          <text:p text:style-name="Standard">Adams claimed that the title came from a 1971 incident while he was <text:a xlink:type="simple" xlink:href="http://en.wikipedia.org/w/index.php?title=Hitchhiking" text:style-name="Internet_20_link" text:visited-style-name="Visited_20_Internet_20_Link">hitchhiking</text:a> around Europe as a young man with a copy of the <text:a xlink:type="simple" xlink:href="http://en.wikipedia.org/w/index.php?title=Hitch-hiker%27s_Guide_to_Europe" text:style-name="Internet_20_link" text:visited-style-name="Visited_20_Internet_20_Link">Hitch-hiker's Guide to Europe</text:a> book, and while lying drunk in a field in <text:a xlink:type="simple" xlink:href="http://en.wikipedia.org/w/index.php?title=Innsbruck" text:style-name="Internet_20_link" text:visited-style-name="Visited_20_Internet_20_Link">Innsbruck</text:a> with a copy of the book and looking up at the stars, thought it would be a good idea for someone to write a hitchhiker's guide to the galaxy as well. However, he later claimed that he had told this story so many times that he had forgotten the incident itself, and only remembered himself telling the story. His friends are quoted as saying that Adams mentioned the idea of "hitch-hiking around the galaxy" to them while on holiday in Greece in 1973.<text:note text:id="ftn6" text:note-class="footnote"><text:note-citation>6</text:note-citation><text:note-body><text:p text:style-name="Footnote">Simpson, M. J. (2003). Hitchhiker: A Biography of Douglas Adams (First US Edition ed.). Justin Charles &amp; Co.. p. 340. ISBN 1-932112-17-0.</text:p></text:note-body></text:note></text:p>
          <text:p text:style-name="Standard">Adams's fictional Guide is an electronic guidebook to the <text:a xlink:type="simple" xlink:href="http://en.wikipedia.org/w/index.php?title=Milky_Way" text:style-name="Internet_20_link" text:visited-style-name="Visited_20_Internet_20_Link">Milky Way</text:a> galaxy, originally published by <text:a xlink:type="simple" xlink:href="http://en.wikipedia.org/w/index.php?title=Megadodo_Publications" text:style-name="Internet_20_link" text:visited-style-name="Visited_20_Internet_20_Link">Megadodo Publications</text:a>, one of the great publishing houses of <text:a xlink:type="simple" xlink:href="http://en.wikipedia.org/w/index.php?title=Ursa_Minor_Beta" text:style-name="Internet_20_link" text:visited-style-name="Visited_20_Internet_20_Link">Ursa Minor Beta</text:a>. The narrative of the various versions of the story are frequently punctuated with excerpts from the Guide. The voice of the Guide (<text:a xlink:type="simple" xlink:href="http://en.wikipedia.org/w/index.php?title=Peter_Jones_%28actor%29" text:style-name="Internet_20_link" text:visited-style-name="Visited_20_Internet_20_Link">Peter Jones</text:a> in the first two radio series and TV versions, later <text:a xlink:type="simple" xlink:href="http://en.wikipedia.org/w/index.php?title=William_Franklyn" text:style-name="Internet_20_link" text:visited-style-name="Visited_20_Internet_20_Link">William Franklyn</text:a> in the third, fourth and fifth radio series, and <text:a xlink:type="simple" xlink:href="http://en.wikipedia.org/w/index.php?title=Stephen_Fry" text:style-name="Internet_20_link" text:visited-style-name="Visited_20_Internet_20_Link">Stephen Fry</text:a> in the movie version), also provides general narration.</text:p>
        </text:section>
        <text:section text:style-name="Sect1" text:name="Original radio series ">
          <text:h text:style-name="Heading_20_2" text:outline-level="2">Original radio series </text:h>
          <text:p text:style-name="Standard">The <text:a xlink:type="simple" xlink:href="http://en.wikipedia.org/w/index.php?title=The_Hitchhiker%27s_Guide_to_the_Galaxy_Primary_and_Secondary_Phases%23The_Primary_Phase" text:style-name="Internet_20_link" text:visited-style-name="Visited_20_Internet_20_Link">first radio series</text:a> of six episodes (called "Fits" after the names of the sections of <text:a xlink:type="simple" xlink:href="http://en.wikipedia.org/w/index.php?title=Lewis_Carroll" text:style-name="Internet_20_link" text:visited-style-name="Visited_20_Internet_20_Link">Lewis Carroll</text:a>'s nonsense poem "<text:a xlink:type="simple" xlink:href="http://en.wikipedia.org/w/index.php?title=The_Hunting_of_the_Snark" text:style-name="Internet_20_link" text:visited-style-name="Visited_20_Internet_20_Link">The Hunting of the Snark</text:a>")<text:note text:id="ftn7" text:note-class="footnote"><text:note-citation>7</text:note-citation><text:note-body><text:p text:style-name="Footnote"><text:a xlink:type="simple" xlink:href="http://www.m-w.com/cgi-bin/dictionary?book=Dictionary&amp;va=fit&amp;x=0&amp;y=0" text:style-name="Internet_20_link" text:visited-style-name="Visited_20_Internet_20_Link">Merriam-Webster Online</text:a> definition of 'fit'.</text:p></text:note-body></text:note> was broadcast in 1978 on <text:a xlink:type="simple" xlink:href="http://en.wikipedia.org/w/index.php?title=BBC_Radio_4" text:style-name="Internet_20_link" text:visited-style-name="Visited_20_Internet_20_Link">BBC Radio 4</text:a>. Despite a low-key launch of the series (the first episode was broadcast at 10:30 p.m. on Wednesday, 8 March 1978), it received generally good reviews and a tremendous audience reaction for radio.<text:note text:id="ftn8" text:note-class="footnote"><text:note-citation>8</text:note-citation><text:note-body><text:p text:style-name="Footnote">Simpson, M. J. (2005). The Pocket Essential Hitchhiker's Guide (Second Edition ed.). Pocket Essentials. p. 33. ISBN 1-904048-46-3.</text:p></text:note-body></text:note> A one-off episode (a "Christmas special") was broadcast later in the year. The BBC was in the practice, at the time, of commissioning "Christmas Special" episodes for popular radio series, and while an early draft of this episode of The Hitchhiker's Guide had a Christmas-related plotline, it was decided to be "in slightly poor taste" and the episode as transmitted served as a bridge between the two series.<text:note text:id="ftn9" text:note-class="footnote"><text:note-citation>9</text:note-citation><text:note-body><text:p text:style-name="Footnote">Adams, Douglas (2003). Geoffrey Perkins (ed.), additional Material by M. J. Simpson.. ed. <text:a xlink:type="simple" xlink:href="http://en.wikipedia.org/w/index.php?title=The_Hitchhiker%27s_Guide_to_the_Galaxy:_The_Original_Radio_Scripts" text:style-name="Internet_20_link" text:visited-style-name="Visited_20_Internet_20_Link">The Hitchhiker's Guide to the Galaxy: The Original Radio Scripts</text:a> (25th Anniversary Edition ed.). Pan Books. p. 147. ISBN 0-330-41957-9.</text:p></text:note-body></text:note> This episode was released as part of the second radio series and, later, <text:a xlink:type="simple" xlink:href="http://en.wikipedia.org/w/index.php?title=The_Hitchhiker%27s_Guide_to_the_Galaxy_Primary_and_Secondary_Phases%23The_Secondary_Phase" text:style-name="Internet_20_link" text:visited-style-name="Visited_20_Internet_20_Link">The Secondary Phase</text:a> on cassettes and CDs. The Primary and Secondary Phases were aired, in a slightly edited version, in the United States on <text:a xlink:type="simple" xlink:href="http://en.wikipedia.org/w/index.php?title=NPR_Playhouse" text:style-name="Internet_20_link" text:visited-style-name="Visited_20_Internet_20_Link">NPR Playhouse</text:a>.</text:p>
          <text:p text:style-name="Standard">The first series was repeated twice in 1978 alone and many more times in the next few years. This led to an <text:a xlink:type="simple" xlink:href="http://en.wikipedia.org/w/index.php?title=%23LP_album_adaptations" text:style-name="Internet_20_link" text:visited-style-name="Visited_20_Internet_20_Link">LP re-recording</text:a>, produced independently of the BBC for sale, and a further adaptation of the series as a book. A second radio series, which consisted of a further five episodes, and bringing the total number of episodes to 12, was broadcast in 1980. </text:p>
          <text:p text:style-name="Standard">The radio series (and the LP and TV versions) greatly benefited from the <text:a xlink:type="simple" xlink:href="http://en.wikipedia.org/w/index.php?title=Narration" text:style-name="Internet_20_link" text:visited-style-name="Visited_20_Internet_20_Link">narration</text:a> of noted comedy actor <text:a xlink:type="simple" xlink:href="http://en.wikipedia.org/w/index.php?title=Peter_Jones_%28actor%29" text:style-name="Internet_20_link" text:visited-style-name="Visited_20_Internet_20_Link">Peter Jones</text:a> as The Book. He was cast after it was decided that a "Peter-Jonesy" sort of voice was required. This lead to a three month search for an actor who sounded exactly like Peter Jones, and was, eventually, unsuccessful, so, leading to the producers having to reluctantly, and indeed expensively, hiring Peter Jones as the 'Peter Jonesy' kind of voice originally looked for. His sonorous, avuncular tones undoubtedly gave the series a tremendous boost and firmly established <text:soft-page-break/>the tenor of the piece. </text:p>
          <text:p text:style-name="Standard">The series was also notable for its use of sound, being the first comedy series to be produced in <text:a xlink:type="simple" xlink:href="http://en.wikipedia.org/w/index.php?title=Stereophonic_sound" text:style-name="Internet_20_link" text:visited-style-name="Visited_20_Internet_20_Link">stereo</text:a>. Adams said that he wanted the programme's production to be comparable to that of a modern rock album. Much of the programme's budget was spent on sound effects, which were largely the work of <text:a xlink:type="simple" xlink:href="http://en.wikipedia.org/w/index.php?title=Paddy_Kingsland" text:style-name="Internet_20_link" text:visited-style-name="Visited_20_Internet_20_Link">Paddy Kingsland</text:a> (for the pilot episode and the complete second series) and <text:a xlink:type="simple" xlink:href="http://en.wikipedia.org/w/index.php?title=Dick_Mills" text:style-name="Internet_20_link" text:visited-style-name="Visited_20_Internet_20_Link">Dick Mills</text:a> and Harry Parker (for the remaining episodes (2–6) of the first series). The fact that they were at the forefront of modern radio production in 1978 and 1980 was reflected when the three new series of Hitchhiker's became some of the first radio shows to be mixed into four-channel <text:a xlink:type="simple" xlink:href="http://en.wikipedia.org/w/index.php?title=Dolby_Surround" text:style-name="Internet_20_link" text:visited-style-name="Visited_20_Internet_20_Link">Dolby Surround</text:a>. This mix was also featured on DVD releases of the third radio series.</text:p>
          <text:p text:style-name="Standard">The theme tune used for the radio, television, LP and film versions is "Journey of the Sorcerer", an <text:a xlink:type="simple" xlink:href="http://en.wikipedia.org/w/index.php?title=Instrumental" text:style-name="Internet_20_link" text:visited-style-name="Visited_20_Internet_20_Link">instrumental</text:a> piece composed by <text:a xlink:type="simple" xlink:href="http://en.wikipedia.org/w/index.php?title=Bernie_Leadon" text:style-name="Internet_20_link" text:visited-style-name="Visited_20_Internet_20_Link">Bernie Leadon</text:a> and recorded by <text:a xlink:type="simple" xlink:href="http://en.wikipedia.org/w/index.php?title=The_Eagles" text:style-name="Internet_20_link" text:visited-style-name="Visited_20_Internet_20_Link">The Eagles</text:a> on their album <text:a xlink:type="simple" xlink:href="http://en.wikipedia.org/w/index.php?title=One_of_These_Nights" text:style-name="Internet_20_link" text:visited-style-name="Visited_20_Internet_20_Link">One of These Nights</text:a>. Only the transmitted radio series used the original recording; a sound-alike cover by <text:a xlink:type="simple" xlink:href="http://en.wikipedia.org/w/index.php?title=Tim_Souster" text:style-name="Internet_20_link" text:visited-style-name="Visited_20_Internet_20_Link">Tim Souster</text:a> was used for the LP and TV series, another arrangement by <text:a xlink:type="simple" xlink:href="http://en.wikipedia.org/w/index.php?title=Joby_Talbot" text:style-name="Internet_20_link" text:visited-style-name="Visited_20_Internet_20_Link">Joby Talbot</text:a> was used for the 2005 film, and still another arrangement, this time by <text:a xlink:type="simple" xlink:href="http://en.wikipedia.org/w/index.php?title=Philip_Pope" text:style-name="Internet_20_link" text:visited-style-name="Visited_20_Internet_20_Link">Philip Pope</text:a>, was recorded to be released with the CDs of the last three radio series. Apparently, Adams chose this song for its futuristic-sounding nature, but also for the fact that it had a <text:a xlink:type="simple" xlink:href="http://en.wikipedia.org/w/index.php?title=Banjo" text:style-name="Internet_20_link" text:visited-style-name="Visited_20_Internet_20_Link">banjo</text:a> in it, which, as <text:a xlink:type="simple" xlink:href="http://en.wikipedia.org/w/index.php?title=Geoffrey_Perkins" text:style-name="Internet_20_link" text:visited-style-name="Visited_20_Internet_20_Link">Geoffrey Perkins</text:a> recalls, Adams said would give it an "on the road, hitch-hiking feel."<text:note text:id="ftn10" text:note-class="footnote"><text:note-citation>10</text:note-citation><text:note-body><text:p text:style-name="Footnote">Ibid. Page 32.</text:p></text:note-body></text:note></text:p>
          <text:p text:style-name="Standard">The twelve episodes were released on CD and <text:a xlink:type="simple" xlink:href="http://en.wikipedia.org/w/index.php?title=Compact_audio_cassette" text:style-name="Internet_20_link" text:visited-style-name="Visited_20_Internet_20_Link">cassette</text:a> in 1988, becoming the first CD release in the <text:a xlink:type="simple" xlink:href="http://en.wikipedia.org/w/index.php?title=BBC_Radio_Collection" text:style-name="Internet_20_link" text:visited-style-name="Visited_20_Internet_20_Link">BBC Radio Collection</text:a>. They were re-released in 1992, and at this time Adams suggested that they could retitle Fits the First through Sixth as "The Primary Phase" and Fits the Seventh through Twelfth as "The Secondary Phase" instead of just "the first series" and "the second series".<text:note text:id="ftn11" text:note-class="footnote"><text:note-citation>11</text:note-citation><text:note-body><text:p text:style-name="Footnote">Ibid. Page 253.</text:p></text:note-body></text:note> It was about at this time that a "Tertiary Phase" was first discussed with Dirk Maggs, adapting Life, the Universe and Everything, but this series would not be recorded for another ten years.<text:note text:id="ftn12" text:note-class="footnote"><text:note-citation>12</text:note-citation><text:note-body><text:p text:style-name="Footnote">Adams, Douglas. (2005). <text:a xlink:type="simple" xlink:href="http://en.wikipedia.org/w/index.php?title=Dirk_Maggs" text:style-name="Internet_20_link" text:visited-style-name="Visited_20_Internet_20_Link">Dirk Maggs</text:a>, dramatisations and editor.. ed. The Hitchhiker's Guide to the Galaxy Radio Scripts: The Tertiary, Quandary and Quintessential Phases. Pan Books. xiv. ISBN 0-330-43510-8.</text:p></text:note-body></text:note></text:p>
          <text:p text:style-name="Standard">The audience survey reaction report at the time actually reported a very split reaction – people hated it, or loved it. The decision to commission the second series was backed by gut management instincts rather than clear metrics. </text:p>
          <text:p text:style-name="Standard">Main cast: </text:p>
          <text:list text:style-name="L1">
            <text:list-item>
              <text:p text:style-name="P3"><text:a xlink:type="simple" xlink:href="http://en.wikipedia.org/w/index.php?title=Simon_Jones_%28actor%29" text:style-name="Internet_20_link" text:visited-style-name="Visited_20_Internet_20_Link">Simon Jones</text:a> as <text:a xlink:type="simple" xlink:href="http://en.wikipedia.org/w/index.php?title=Arthur_Dent" text:style-name="Internet_20_link" text:visited-style-name="Visited_20_Internet_20_Link">Arthur Dent</text:a></text:p>
            </text:list-item>
            <text:list-item>
              <text:p text:style-name="P3"><text:a xlink:type="simple" xlink:href="http://en.wikipedia.org/w/index.php?title=Geoffrey_McGivern" text:style-name="Internet_20_link" text:visited-style-name="Visited_20_Internet_20_Link">Geoffrey McGivern</text:a> as <text:a xlink:type="simple" xlink:href="http://en.wikipedia.org/w/index.php?title=Ford_Prefect_%28character%29" text:style-name="Internet_20_link" text:visited-style-name="Visited_20_Internet_20_Link">Ford Prefect</text:a></text:p>
            </text:list-item>
            <text:list-item>
              <text:p text:style-name="P3"><text:a xlink:type="simple" xlink:href="http://en.wikipedia.org/w/index.php?title=Susan_Sheridan" text:style-name="Internet_20_link" text:visited-style-name="Visited_20_Internet_20_Link">Susan Sheridan</text:a> as <text:a xlink:type="simple" xlink:href="http://en.wikipedia.org/w/index.php?title=Trillian_%28character%29" text:style-name="Internet_20_link" text:visited-style-name="Visited_20_Internet_20_Link">Trillian</text:a></text:p>
            </text:list-item>
            <text:list-item>
              <text:p text:style-name="P3"><text:a xlink:type="simple" xlink:href="http://en.wikipedia.org/w/index.php?title=Mark_Wing-Davey" text:style-name="Internet_20_link" text:visited-style-name="Visited_20_Internet_20_Link">Mark Wing-Davey</text:a> as <text:a xlink:type="simple" xlink:href="http://en.wikipedia.org/w/index.php?title=Zaphod_Beeblebrox" text:style-name="Internet_20_link" text:visited-style-name="Visited_20_Internet_20_Link">Zaphod Beeblebrox</text:a></text:p>
            </text:list-item>
            <text:list-item>
              <text:p text:style-name="P3"><text:a xlink:type="simple" xlink:href="http://en.wikipedia.org/w/index.php?title=Stephen_Moore_%28actor%29" text:style-name="Internet_20_link" text:visited-style-name="Visited_20_Internet_20_Link">Stephen Moore</text:a> as <text:a xlink:type="simple" xlink:href="http://en.wikipedia.org/w/index.php?title=Marvin_the_Paranoid_Android" text:style-name="Internet_20_link" text:visited-style-name="Visited_20_Internet_20_Link">Marvin, the Paranoid Android</text:a></text:p>
            </text:list-item>
            <text:list-item>
              <text:p text:style-name="P3"><text:a xlink:type="simple" xlink:href="http://en.wikipedia.org/w/index.php?title=Richard_Vernon" text:style-name="Internet_20_link" text:visited-style-name="Visited_20_Internet_20_Link">Richard Vernon</text:a> as <text:a xlink:type="simple" xlink:href="http://en.wikipedia.org/w/index.php?title=Slartibartfast" text:style-name="Internet_20_link" text:visited-style-name="Visited_20_Internet_20_Link">Slartibartfast</text:a></text:p>
            </text:list-item>
            <text:list-item>
              <text:p text:style-name="P3"><text:a xlink:type="simple" xlink:href="http://en.wikipedia.org/w/index.php?title=Peter_Jones_%28actor%29" text:style-name="Internet_20_link" text:visited-style-name="Visited_20_Internet_20_Link">Peter Jones</text:a> as <text:a xlink:type="simple" xlink:href="http://en.wikipedia.org/w/index.php?title=The_Guide_%28character%29" text:style-name="Internet_20_link" text:visited-style-name="Visited_20_Internet_20_Link">The Book</text:a></text:p>
            </text:list-item>
          </text:list>
        </text:section>
        <text:section text:style-name="Sect1" text:name="Novels ">
          <text:h text:style-name="Heading_20_2" text:outline-level="2">Novels </text:h>
          <text:p text:style-name="Standard">The novels are described as "a <text:a xlink:type="simple" xlink:href="http://en.wikipedia.org/w/index.php?title=Trilogy" text:style-name="Internet_20_link" text:visited-style-name="Visited_20_Internet_20_Link">trilogy</text:a> in five parts", having been described as a trilogy on the release of the third book, and then a "trilogy in four parts" on the release of the fourth book. The US edition of the fifth book was originally released with the legend "The fifth book in the increasingly inaccurately named Hitchhiker's Trilogy" on the cover. Subsequent re-releases of the other novels bore the legend "The [first, second, third, fourth] in the increasingly inaccurately named Hitchhiker's trilogy". In addition, the blurb on the fifth book humorously describes the book as "the book that gives a whole new meaning to the word 'trilogy'". </text:p>
          <text:p text:style-name="Standard"><text:soft-page-break/>The plots of the television and radio series are more or less the same as that of the first two novels, though some of the events occur in a different order and many of the details are changed. Much of parts five and six of the radio series were written by <text:a xlink:type="simple" xlink:href="http://en.wikipedia.org/w/index.php?title=John_Lloyd_%28writer%29" text:style-name="Internet_20_link" text:visited-style-name="Visited_20_Internet_20_Link">John Lloyd</text:a>, but his material did not make it into the other versions of the story and is not included here. Some consider the books' version of events to be definitive, because they are the most readily accessible and widely distributed version of the story. However, they are not the final version that Adams produced. </text:p>
          <text:p text:style-name="Standard">Before his death from a heart attack at age 49 in 2001, Adams was considering writing a sixth novel in the Hitchhiker's series. He was working on a third <text:a xlink:type="simple" xlink:href="http://en.wikipedia.org/w/index.php?title=Dirk_Gently" text:style-name="Internet_20_link" text:visited-style-name="Visited_20_Internet_20_Link">Dirk Gently</text:a> novel under the working title, <text:a xlink:type="simple" xlink:href="http://en.wikipedia.org/w/index.php?title=The_Salmon_of_Doubt" text:style-name="Internet_20_link" text:visited-style-name="Visited_20_Internet_20_Link">The Salmon of Doubt</text:a>, but felt that the book was not working and abandoned it. In an interview, he said some of the ideas in the book might fit better in the Hitchhiker's series, and suggested he might rework those ideas into a sixth book in that series. He described Mostly Harmless as "a very bleak book" and said he "would love to finish Hitchhiker on a slightly more upbeat note". Adams also remarked that if he were to write a sixth installment, he would at least start with all the characters in the same place.<text:note text:id="ftn13" text:note-class="footnote"><text:note-citation>13</text:note-citation><text:note-body><text:p text:style-name="Footnote">Adams, Douglas (2002). <text:a xlink:type="simple" xlink:href="http://en.wikipedia.org/w/index.php?title=Peter_Guzzardi" text:style-name="Internet_20_link" text:visited-style-name="Visited_20_Internet_20_Link">Peter Guzzardi</text:a> (ed.). ed. <text:a xlink:type="simple" xlink:href="http://en.wikipedia.org/w/index.php?title=The_Salmon_of_Doubt" text:style-name="Internet_20_link" text:visited-style-name="Visited_20_Internet_20_Link">The Salmon of Doubt</text:a>: Hitchhiking the Galaxy One Last Time (First UK Edition ed.). Macmillan. p. 198. ISBN 0-333-76657-1.</text:p></text:note-body></text:note> Eoin Colfer, who wrote the sixth book in the Hitchhiker's series in 2008-09, used this latter concept but apparently none of the plot ideas from The Salmon of Doubt.</text:p>
          <text:section text:style-name="Sect1" text:name="Section1">
            <text:h text:style-name="Heading_20_3" text:outline-level="3">The Hitchhiker's Guide to the Galaxy</text:h>
            <text:p text:style-name="Standard">In The Hitchhiker's Guide to the Galaxy (published in 1979), the characters visit the legendary planet Magrathea, home to the now-collapsed planet-building industry, and meet <text:a xlink:type="simple" xlink:href="http://en.wikipedia.org/w/index.php?title=Slartibartfast" text:style-name="Internet_20_link" text:visited-style-name="Visited_20_Internet_20_Link">Slartibartfast</text:a>, a planetary coastline designer who was responsible for the <text:a xlink:type="simple" xlink:href="http://en.wikipedia.org/w/index.php?title=Fjords" text:style-name="Internet_20_link" text:visited-style-name="Visited_20_Internet_20_Link">fjords</text:a> of Norway. Through archival recordings, he relates the story of a race of hyper-intelligent pan-dimensional beings who built a computer named <text:a xlink:type="simple" xlink:href="http://en.wikipedia.org/w/index.php?title=Minor_characters_from_The_Hitchhiker%27s_Guide_to_the_Galaxy%23Deep_Thought" text:style-name="Internet_20_link" text:visited-style-name="Visited_20_Internet_20_Link">Deep Thought</text:a> to calculate the <text:a xlink:type="simple" xlink:href="http://en.wikipedia.org/w/index.php?title=Answer_to_Life%2C_the_Universe%2C_and_Everything" text:style-name="Internet_20_link" text:visited-style-name="Visited_20_Internet_20_Link">Answer to the Ultimate Question of Life, the Universe, and Everything</text:a>. When the answer was revealed to be 42, Deep Thought had predicted that another computer, more powerful than itself would be made and designed by it to calculate the question for the answer. (Later on, referencing this, Adams would create the <text:a xlink:type="simple" xlink:href="http://en.wikipedia.org/w/index.php?title=42_Puzzle" text:style-name="Internet_20_link" text:visited-style-name="Visited_20_Internet_20_Link">42 Puzzle</text:a>, a puzzle which could be approached in multiple ways, all yielding the answer 42.)</text:p>
            <text:p text:style-name="Standard">The computer, often mistaken for a planet (because of its size and use of biological components), was the Earth, and was destroyed by <text:a xlink:type="simple" xlink:href="http://en.wikipedia.org/w/index.php?title=Vogons" text:style-name="Internet_20_link" text:visited-style-name="Visited_20_Internet_20_Link">Vogons</text:a> to make way for a hyperspatial express route, five minutes before the conclusion of its 10-million-year program. Two of a race of hyper-intelligent pan-dimensional beings who commissioned the Earth in the first place, disguise themselves as Trillian's <text:a xlink:type="simple" xlink:href="http://en.wikipedia.org/w/index.php?title=Minor_characters_from_The_Hitchhiker%27s_Guide_to_the_Galaxy%23Frankie_and_Benjy_Mouse" text:style-name="Internet_20_link" text:visited-style-name="Visited_20_Internet_20_Link">mice</text:a>, and want to dissect Arthur's brain to help reconstruct the question, since he was part of the Earth's matrix moments before it was destroyed, and so he is likely to have part of the question buried in his brain. Trillian is also human but had left Earth six months previously with Zaphod Beeblebrox, President of the Galaxy. The protagonists escape, setting course for "The Restaurant at the End of the Universe". The mice, in Arthur's absence, create a phony question since it is too troublesome for them to wait 10 million years again just to cash in on a lucrative deal. Their new question was "<text:a xlink:type="simple" xlink:href="http://en.wikipedia.org/w/index.php?title=Blowin%27_in_the_Wind" text:style-name="Internet_20_link" text:visited-style-name="Visited_20_Internet_20_Link">How many roads must a man walk down?</text:a>" </text:p>
            <text:p text:style-name="Standard">The book was adapted from the first four radio episodes. It was first published in 1979, initially in paperback, by <text:a xlink:type="simple" xlink:href="http://en.wikipedia.org/w/index.php?title=Pan_Books" text:style-name="Internet_20_link" text:visited-style-name="Visited_20_Internet_20_Link">Pan Books</text:a>, after <text:a xlink:type="simple" xlink:href="http://en.wikipedia.org/w/index.php?title=BBC_Publishing" text:style-name="Internet_20_link" text:visited-style-name="Visited_20_Internet_20_Link">BBC Publishing</text:a> had turned down the offer of publishing a novelisation, an action they would later regret.<text:note text:id="ftn14" text:note-class="footnote"><text:note-citation>14</text:note-citation><text:note-body><text:p text:style-name="Footnote">Simpson, M. J. (2003). Hitchhiker: A Biography of Douglas Adams (First US Edition ed.). Justin Charles &amp; Co.. p. 131. ISBN 1-932112-17-0.</text:p></text:note-body></text:note> The book reached number one on the book charts in only its second week, and sold over 250,000 copies within three months of its release. A hardback edition was published by Harmony Books, a division of <text:a xlink:type="simple" xlink:href="http://en.wikipedia.org/w/index.php?title=Random_House" text:style-name="Internet_20_link" text:visited-style-name="Visited_20_Internet_20_Link">Random House</text:a> in the United States in October 1980, and the 1981 US paperback edition was promoted by the give-away of 3,000 free copies in the magazine <text:a xlink:type="simple" xlink:href="http://en.wikipedia.org/w/index.php?title=Rolling_Stone" text:style-name="Internet_20_link" text:visited-style-name="Visited_20_Internet_20_Link">Rolling Stone</text:a> to build <text:a xlink:type="simple" xlink:href="http://en.wikipedia.org/w/index.php?title=Word_of_mouth" text:style-name="Internet_20_link" text:visited-style-name="Visited_20_Internet_20_Link">word of mouth</text:a>. In 2005, Del Rey Books <text:soft-page-break/>rereleased the Hitchhiker series with new covers for the release of the 2005 movie. To date, it has sold over 14 million copies.<text:note text:id="ftn15" text:note-class="footnote"><text:note-citation>15</text:note-citation><text:note-body><text:p text:style-name="Footnote"><text:a xlink:type="simple" xlink:href="http://contemporarylit.about.com/od/memoir/fr/dontPanic.htm" text:style-name="Internet_20_link" text:visited-style-name="Visited_20_Internet_20_Link">Review of</text:a> <text:a xlink:type="simple" xlink:href="http://en.wikipedia.org/w/index.php?title=Neil_Gaiman" text:style-name="Internet_20_link" text:visited-style-name="Visited_20_Internet_20_Link">Neil Gaiman</text:a>'s <text:a xlink:type="simple" xlink:href="http://en.wikipedia.org/w/index.php?title=Don%27t_Panic:_The_Official_Hitchhiker%27s_Guide_to_the_Galaxy_Companion" text:style-name="Internet_20_link" text:visited-style-name="Visited_20_Internet_20_Link">Don't Panic</text:a></text:p></text:note-body></text:note></text:p>
            <text:p text:style-name="Standard">A <text:a xlink:type="simple" xlink:href="http://en.wikipedia.org/w/index.php?title=The_Hitchhiker%27s_Guide_to_the_Galaxy_%28book%29%23Illustrated_Edition" text:style-name="Internet_20_link" text:visited-style-name="Visited_20_Internet_20_Link">photo-illustrated edition</text:a> of the first novel appeared in 1994. </text:p>
          </text:section>
          <text:section text:style-name="Sect1" text:name="The Restaurant at the End of the Universe">
            <text:h text:style-name="Heading_20_3" text:outline-level="3">The Restaurant at the End of the Universe</text:h>
            <text:p text:style-name="Standard">In The Restaurant at the End of the Universe (published in 1980), Zaphod is separated from the others and finds he is part of a <text:a xlink:type="simple" xlink:href="http://en.wikipedia.org/w/index.php?title=Cabal" text:style-name="Internet_20_link" text:visited-style-name="Visited_20_Internet_20_Link">conspiracy</text:a> to uncover who really runs the Universe. Zaphod meets <text:a xlink:type="simple" xlink:href="http://en.wikipedia.org/w/index.php?title=Minor_characters_from_The_Hitchhiker%27s_Guide_to_the_Galaxy%23Zarniwoop_/_Vann_Harl" text:style-name="Internet_20_link" text:visited-style-name="Visited_20_Internet_20_Link">Zarniwoop</text:a>, a conspirator and editor for The Guide, who knows where to find the secret ruler. Zaphod becomes briefly reunited with the others for a trip to <text:a xlink:type="simple" xlink:href="http://en.wikipedia.org/w/index.php?title=Milliways" text:style-name="Internet_20_link" text:visited-style-name="Visited_20_Internet_20_Link">Milliways</text:a>, the restaurant of the title. Zaphod and Ford decide to steal a ship from there, which turns out to be a stunt ship pre-programmed to plunge into a star as a special effect in a stage show. Unable to change course, the main characters get Marvin to run the teleporter they find in the ship, which is working other than having no automatic control (someone must remain behind to operate it), and Marvin seemingly sacrifices himself. Zaphod and Trillian discover that the Universe is in the safe hands of a simple man living on a remote planet in a wooden shack with his cat.</text:p>
            <text:p text:style-name="Standard">Ford and Arthur, meanwhile, end up on a spacecraft full of the outcasts of the <text:a xlink:type="simple" xlink:href="http://en.wikipedia.org/w/index.php?title=Golgafrincham" text:style-name="Internet_20_link" text:visited-style-name="Visited_20_Internet_20_Link">Golgafrinchan</text:a> civilisation. The ship crashes on <text:a xlink:type="simple" xlink:href="http://en.wikipedia.org/w/index.php?title=Prehistory" text:style-name="Internet_20_link" text:visited-style-name="Visited_20_Internet_20_Link">prehistoric</text:a> Earth; Ford and Arthur are stranded, and it becomes clear that the inept Golgafrinchans are the ancestors of modern humans, having displaced the Earth's indigenous hominids. This has disrupted the Earth's programming so that when Ford and Arthur manage to extract the final readout from Arthur's subconscious mind by pulling lettered tiles from a <text:a xlink:type="simple" xlink:href="http://en.wikipedia.org/w/index.php?title=Scrabble" text:style-name="Internet_20_link" text:visited-style-name="Visited_20_Internet_20_Link">Scrabble</text:a> set, it is "What do you get if you multiply six by nine?" Arthur then comments, "I've always said there was something fundamentally wrong with the universe." </text:p>
            <text:p text:style-name="Standard">The book was adapted from the remaining material in the radio series—covering from the fifth episode to the twelfth episode, although the ordering was greatly changed (in particular, the events of <text:a xlink:type="simple" xlink:href="http://en.wikipedia.org/w/index.php?title=The_Hitchhiker%27s_Guide_to_the_Galaxy_Primary_and_Secondary_Phases%23Fit_the_Sixth" text:style-name="Internet_20_link" text:visited-style-name="Visited_20_Internet_20_Link">Fit the Sixth</text:a>, with Ford and Arthur being stranded on pre-historic Earth, end the book, and their rescue in <text:a xlink:type="simple" xlink:href="http://en.wikipedia.org/w/index.php?title=The_Hitchhiker%27s_Guide_to_the_Galaxy_Primary_and_Secondary_Phases%23Fit_the_Seventh" text:style-name="Internet_20_link" text:visited-style-name="Visited_20_Internet_20_Link">Fit the Seventh</text:a> is deleted), and most of the <text:a xlink:type="simple" xlink:href="http://en.wikipedia.org/w/index.php?title=Brontitall" text:style-name="Internet_20_link" text:visited-style-name="Visited_20_Internet_20_Link">Brontitall</text:a> incident was omitted, instead of the Haggunenon sequence, co-written by John Loyd, the <text:a xlink:type="simple" xlink:href="http://en.wikipedia.org/w/index.php?title=Minor_characters_from_The_Hitchhiker%27s_Guide_to_the_Galaxy%23Hotblack_Desiato" text:style-name="Internet_20_link" text:visited-style-name="Visited_20_Internet_20_Link">Disaster Area</text:a> stuntship was substituted—this having first been introduced in the <text:a xlink:type="simple" xlink:href="http://en.wikipedia.org/w/index.php?title=%23LP_album_adaptations" text:style-name="Internet_20_link" text:visited-style-name="Visited_20_Internet_20_Link">LP version</text:a>. Adams himself considered Restaurant to be his best novel of the five.<text:note text:id="ftn16" text:note-class="footnote"><text:note-citation>16</text:note-citation><text:note-body><text:p text:style-name="Footnote">Gaiman, Neil: <text:a xlink:type="simple" xlink:href="http://en.wikipedia.org/w/index.php?title=Don%27t_Panic:_The_Official_Hitchhiker%27s_Guide_to_the_Galaxy_Companion" text:style-name="Internet_20_link" text:visited-style-name="Visited_20_Internet_20_Link">Don't Panic: The Official Hitchhiker's Guide to the Galaxy Companion</text:a>, Chapter 14. Titan Books Ltd. 1987-1993</text:p></text:note-body></text:note></text:p>
          </text:section>
          <text:section text:style-name="Sect1" text:name="Life, the Universe and Everything">
            <text:h text:style-name="Heading_20_3" text:outline-level="3">Life, the Universe and Everything</text:h>
            <text:p text:style-name="Standard">In Life, the Universe and Everything (published in 1982), Ford and Arthur travel through the space-time continuum from prehistoric Earth to <text:a xlink:type="simple" xlink:href="http://en.wikipedia.org/w/index.php?title=Lord%27s_Cricket_Ground" text:style-name="Internet_20_link" text:visited-style-name="Visited_20_Internet_20_Link">Lord's Cricket Ground</text:a>. There they run into Slartibartfast, who enlists their aid in preventing galactic war. Long ago, the people of <text:a xlink:type="simple" xlink:href="http://en.wikipedia.org/w/index.php?title=Krikkit" text:style-name="Internet_20_link" text:visited-style-name="Visited_20_Internet_20_Link">Krikkit</text:a> attempted to wipe out all life in the Universe, but they were stopped and imprisoned on their home planet; now they are poised to escape. With the help of Marvin, Zaphod and Trillian, our heroes prevent the destruction of life in the Universe and go their separate ways.</text:p>
            <text:p text:style-name="Standard">This was the first Hitchhiker's book originally written as a book and not adapted from radio. Its story was based on a treatment Adams had written for a <text:a xlink:type="simple" xlink:href="http://en.wikipedia.org/w/index.php?title=Doctor_Who" text:style-name="Internet_20_link" text:visited-style-name="Visited_20_Internet_20_Link">Doctor Who</text:a> theatrical release,<text:note text:id="ftn17" text:note-class="footnote"><text:note-citation>17</text:note-citation><text:note-body><text:p text:style-name="Footnote">Gaiman, Appendix V: Doctor Who and the Krikkitmen</text:p></text:note-body></text:note> with the Doctor role being split between Slartibartfast (to begin with), and later Trillian and Arthur.</text:p>
            <text:p text:style-name="Standard">In 2004 it was adapted for radio as the <text:a xlink:type="simple" xlink:href="http://en.wikipedia.org/w/index.php?title=The_Hitchhiker%27s_Guide_to_the_Galaxy_Tertiary_to_Quintessential_Phases%23The_Tertiary_Phase" text:style-name="Internet_20_link" text:visited-style-name="Visited_20_Internet_20_Link">Tertiary Phase</text:a> of the radio series. </text:p>
          </text:section>
          <text:section text:style-name="Sect1" text:name="So Long, and Thanks for All the Fish">
            <text:h text:style-name="Heading_20_3" text:outline-level="3"><text:soft-page-break/>So Long, and Thanks for All the Fish</text:h>
            <text:p text:style-name="Standard">In So Long, and Thanks for All the Fish (published in 1984), Arthur returns home to Earth, rather surprisingly since it was destroyed when he left. He meets and falls in love with a girl named <text:a xlink:type="simple" xlink:href="http://en.wikipedia.org/w/index.php?title=Minor_characters_from_The_Hitchhiker%27s_Guide_to_the_Galaxy%23Fenchurch" text:style-name="Internet_20_link" text:visited-style-name="Visited_20_Internet_20_Link">Fenchurch</text:a>, and discovers this Earth is a replacement provided by the <text:a xlink:type="simple" xlink:href="http://en.wikipedia.org/w/index.php?title=Dolphin" text:style-name="Internet_20_link" text:visited-style-name="Visited_20_Internet_20_Link">dolphin</text:a>s in their Save the Humans campaign. Eventually he rejoins Ford, who claims to have saved the Universe in the meantime, to hitch-hike one last time and see God's Final Message to His Creation. Along the way, they are joined by Marvin, the Paranoid Android, who, although 37 times older than the universe itself (what with time travel and all), has just enough power left in his failing body to read the message and feel better about it all before expiring.</text:p>
            <text:p text:style-name="Standard">This was the first Hitchhiker's novel which was not an adaptation of any previously written story or script. In 2005 it was adapted for radio as the <text:a xlink:type="simple" xlink:href="http://en.wikipedia.org/w/index.php?title=The_Hitchhiker%27s_Guide_to_the_Galaxy_Tertiary_to_Quintessential_Phases%23The_Quandary_Phase" text:style-name="Internet_20_link" text:visited-style-name="Visited_20_Internet_20_Link">Quandary Phase</text:a> of the radio series.</text:p>
          </text:section>
          <text:section text:style-name="Sect1" text:name="Mostly Harmless">
            <text:h text:style-name="Heading_20_3" text:outline-level="3">Mostly Harmless</text:h>
            <text:p text:style-name="Standard">Finally, in Mostly Harmless (published in 1992), Vogons take over The Hitchhiker's Guide (under the name of InfiniDim Enterprises), to finish, once and for all, the task of obliterating the Earth. After abruptly losing Fenchurch and travelling around the galaxy despondently, Arthur's spaceship crashes on the planet <text:a xlink:type="simple" xlink:href="http://en.wikipedia.org/w/index.php?title=Lamuella" text:style-name="Internet_20_link" text:visited-style-name="Visited_20_Internet_20_Link">Lamuella</text:a>, where he settles in happily as the official sandwich-maker for a small village of simple, peaceful people. Meanwhile, Ford Prefect breaks into The Guide's offices, gets himself an infinite expense account from the computer system, and then meets The Hitchhiker's Guide to the Galaxy, Mark II, an artificially intelligent, multi-dimensional guide with vast power and a hidden purpose. After he declines this dangerously powerful machine's aid (which he receives anyway), he sends it to Arthur Dent for safety ("Oh yes, whose?"—Arthur).</text:p>
            <text:p text:style-name="Standard">Trillian uses DNA that Arthur donated for travelling money to have a daughter, and when she goes to cover a war, she leaves her daughter <text:a xlink:type="simple" xlink:href="http://en.wikipedia.org/w/index.php?title=Minor_characters_from_The_Hitchhiker%27s_Guide_to_the_Galaxy%23Random_Dent" text:style-name="Internet_20_link" text:visited-style-name="Visited_20_Internet_20_Link">Random Frequent Flyer Dent</text:a> with Arthur. Random, a more-than-typically troubled teenager, steals The Guide Mark II and uses it to get to Earth. Arthur, Ford, Trillian, and Tricia McMillan (Trillian in this alternate universe) follow her to a crowded club, where an anguished Random becomes startled by a noise and inadvertently fires her gun at Arthur. The shot misses Arthur and kills a man (the ever-unfortunate <text:a xlink:type="simple" xlink:href="http://en.wikipedia.org/w/index.php?title=Agrajag" text:style-name="Internet_20_link" text:visited-style-name="Visited_20_Internet_20_Link">Agrajag</text:a>). Immediately afterwards, The Guide Mark II causes the removal of all possible Earths from probability. All of the main characters, save Zaphod, were on Earth at the time and are apparently killed, bringing a good deal of satisfaction to the Vogons.</text:p>
            <text:p text:style-name="Standard">In 2005 it was adapted for radio as the <text:a xlink:type="simple" xlink:href="http://en.wikipedia.org/w/index.php?title=The_Hitchhiker%27s_Guide_to_the_Galaxy_Tertiary_to_Quintessential_Phases%23The_Quintessential_Phase" text:style-name="Internet_20_link" text:visited-style-name="Visited_20_Internet_20_Link">Quintessential Phase</text:a> of the radio series, with the final episode first transmitted on 21 June 2005. </text:p>
          </text:section>
          <text:section text:style-name="Sect1" text:name="And Another Thing...">
            <text:h text:style-name="Heading_20_3" text:outline-level="3">And Another Thing...</text:h>
            <text:p text:style-name="Standard">It was announced on 17 September 2008 that <text:a xlink:type="simple" xlink:href="http://en.wikipedia.org/w/index.php?title=Artemis_Fowl_%28series%29" text:style-name="Internet_20_link" text:visited-style-name="Visited_20_Internet_20_Link">Artemis Fowl</text:a> author <text:a xlink:type="simple" xlink:href="http://en.wikipedia.org/w/index.php?title=Eoin_Colfer" text:style-name="Internet_20_link" text:visited-style-name="Visited_20_Internet_20_Link">Eoin Colfer</text:a> had been commissioned to write the sixth instalment entitled And Another Thing... with Jane Belson, Adams' widow.<text:note text:id="ftn18" text:note-class="footnote"><text:note-citation>18</text:note-citation><text:note-body><text:p text:style-name="Footnote"><text:a xlink:type="simple" xlink:href="http://news.bbc.co.uk/1/hi/entertainment/7619828.stm" text:style-name="Internet_20_link" text:visited-style-name="Visited_20_Internet_20_Link">"New Hitchhiker's author announced"</text:a>. Entertainment/Arts (BBC News). 2008-09-16. . Retrieved 2008-09-17.</text:p></text:note-body></text:note><text:note text:id="ftn19" text:note-class="footnote"><text:note-citation>19</text:note-citation><text:note-body><text:p text:style-name="Footnote">Griffiths, Peter (2008-09-17). <text:a xlink:type="simple" xlink:href="http://www.reuters.com/article/oddlyEnoughNews/idUSLH9268320080917?feedType=RSS&amp;feedName=oddlyEnoughNews&amp;rpc=69" text:style-name="Internet_20_link" text:visited-style-name="Visited_20_Internet_20_Link">"Hitchhiker's Guide series to ride again"</text:a>. <text:a xlink:type="simple" xlink:href="http://www.reuters.com/home" text:style-name="Internet_20_link" text:visited-style-name="Visited_20_Internet_20_Link">Reuters.com</text:a>. <text:a xlink:type="simple" xlink:href="http://en.wikipedia.org/w/index.php?title=Thomson_Reuters" text:style-name="Internet_20_link" text:visited-style-name="Visited_20_Internet_20_Link">Thomson Reuters</text:a>. . Retrieved 2008-09-17.</text:p></text:note-body></text:note></text:p>
            <text:p text:style-name="Standard">The story begins as death rays bear down on Earth, and the characters awaken from a virtual reality. Zaphod picks them up shortly before they're killed, but completely fails to escape the death beams. They are then saved by Bowerick Wowbagger, the Infinitely Prolonged, who they agree to help kill. Zaphod travels to <text:a xlink:type="simple" xlink:href="http://en.wikipedia.org/w/index.php?title=Asgard_%28The_Hitchhiker%27s_Guide_to_the_Galaxy%29" text:style-name="Internet_20_link" text:visited-style-name="Visited_20_Internet_20_Link">Asgard</text:a> to get <text:a xlink:type="simple" xlink:href="http://en.wikipedia.org/w/index.php?title=Thor_%28The_Hitchhiker%27s_Guide_to_the_Galaxy%29" text:style-name="Internet_20_link" text:visited-style-name="Visited_20_Internet_20_Link">Thor</text:a>'s help. In the meantime, the <text:a xlink:type="simple" xlink:href="http://en.wikipedia.org/w/index.php?title=Vogon" text:style-name="Internet_20_link" text:visited-style-name="Visited_20_Internet_20_Link">Vogon</text:a>s are heading to destroy a colony of people who also escaped Earth's destruction, on the planet Nano. Arthur, Wowbagger, Trillian and Random head to Nano to try to stop the Vogons, and on the journey, Wowbagger and <text:soft-page-break/>Trillian fall in love, making Wowbagger question whether or not he wants to be killed. Zaphod arrives with Thor, who then signs up to be the planet's God. With Random's help, Thor almost kills Wowbagger. Wowbagger, who merely loses his immortality, then marries Trillian. Thor then stops the first Vogon attack, and apparently dies. Meanwhile, Constant Mown, son of Prostetnic Jeltz, convinces his father that the people on the planet are not citizens of Earth, but are, in fact, citizens of Nano, which means that it would be illegal to kill them. As the book draws to a close, Arthur is on his way to check out a possible university for Random, when, during a hyperspace jump, he is flung across alternate universes, has a brief encounter with Fenchurch, and ends up exactly where he'd want to be. And then the Vogons turn up again. </text:p>
            <text:p text:style-name="Standard">The book was published by <text:a xlink:type="simple" xlink:href="http://en.wikipedia.org/w/index.php?title=Penguin_Books" text:style-name="Internet_20_link" text:visited-style-name="Visited_20_Internet_20_Link">Penguin Books</text:a> in the UK and <text:a xlink:type="simple" xlink:href="http://en.wikipedia.org/w/index.php?title=Hyperion_%28publisher%29" text:style-name="Internet_20_link" text:visited-style-name="Visited_20_Internet_20_Link">Hyperion</text:a> in the US on 12 October 2009.<text:note text:id="ftn20" text:note-class="footnote"><text:note-citation>20</text:note-citation><text:note-body><text:p text:style-name="Footnote"/></text:note-body></text:note><text:note text:id="ftn21" text:note-class="footnote"><text:note-citation>21</text:note-citation><text:note-body><text:p text:style-name="Footnote">Flood, Alison (2008-09-17). <text:a xlink:type="simple" xlink:href="http://www.guardian.co.uk/books/2008/sep/17/douglasadams" text:style-name="Internet_20_link" text:visited-style-name="Visited_20_Internet_20_Link">"Eoin Colfer to write sixth Hitchhiker's Guide book"</text:a>. Culture - Books. UK. . Retrieved 2008-09-17.</text:p></text:note-body></text:note></text:p>
          </text:section>
        </text:section>
        <text:section text:style-name="Sect1" text:name="Other Hitchhiker's-related books and stories ">
          <text:h text:style-name="Heading_20_2" text:outline-level="2">Other Hitchhiker's-related books and stories </text:h>
          <text:section text:style-name="Sect1" text:name="Related stories ">
            <text:h text:style-name="Heading_20_3" text:outline-level="3">Related stories </text:h>
            <text:p text:style-name="Standard">A short story by Adams, "<text:a xlink:type="simple" xlink:href="http://en.wikipedia.org/w/index.php?title=Young_Zaphod_Plays_it_Safe" text:style-name="Internet_20_link" text:visited-style-name="Visited_20_Internet_20_Link">Young Zaphod Plays it Safe</text:a>", first appeared in <text:a xlink:type="simple" xlink:href="http://en.wikipedia.org/w/index.php?title=The_Utterly_Utterly_Merry_Comic_Relief_Christmas_Book" text:style-name="Internet_20_link" text:visited-style-name="Visited_20_Internet_20_Link">The Utterly Utterly Merry Comic Relief Christmas Book</text:a>, a special large-print compilation of different stories and pictures that raised money for the new (at the time) <text:a xlink:type="simple" xlink:href="http://en.wikipedia.org/w/index.php?title=Comic_Relief_%28charity%29" text:style-name="Internet_20_link" text:visited-style-name="Visited_20_Internet_20_Link">Comic Relief</text:a> charity in the UK. It is in The Ultimate Hitchhiker's Guide To The Galaxy which contains the five classic novels from the Hitchhiker series: <text:a xlink:type="simple" xlink:href="http://en.wikipedia.org/w/index.php?title=The_Hitchhiker%27s_Guide_to_the_Galaxy_%28book%29" text:style-name="Internet_20_link" text:visited-style-name="Visited_20_Internet_20_Link">The Hitchhiker's Guide to the Galaxy</text:a>, <text:a xlink:type="simple" xlink:href="http://en.wikipedia.org/w/index.php?title=The_Restaurant_at_the_End_of_the_Universe" text:style-name="Internet_20_link" text:visited-style-name="Visited_20_Internet_20_Link">The Restaurant at the End of the Universe</text:a>, <text:a xlink:type="simple" xlink:href="http://en.wikipedia.org/w/index.php?title=Life%2C_the_Universe_and_Everything" text:style-name="Internet_20_link" text:visited-style-name="Visited_20_Internet_20_Link">Life, the Universe and Everything</text:a>, <text:a xlink:type="simple" xlink:href="http://en.wikipedia.org/w/index.php?title=So_Long%2C_and_Thanks_for_All_the_Fish" text:style-name="Internet_20_link" text:visited-style-name="Visited_20_Internet_20_Link">So Long, and Thanks for All the Fish</text:a>, <text:a xlink:type="simple" xlink:href="http://en.wikipedia.org/w/index.php?title=Mostly_Harmless" text:style-name="Internet_20_link" text:visited-style-name="Visited_20_Internet_20_Link">Mostly Harmless</text:a> as well as <text:a xlink:type="simple" xlink:href="http://en.wikipedia.org/w/index.php?title=Young_Zaphod_Plays_it_Safe" text:style-name="Internet_20_link" text:visited-style-name="Visited_20_Internet_20_Link">Young Zaphod Plays it Safe</text:a>. It also appears in some of the omnibus editions of the trilogy, and in <text:a xlink:type="simple" xlink:href="http://en.wikipedia.org/w/index.php?title=The_Salmon_of_Doubt" text:style-name="Internet_20_link" text:visited-style-name="Visited_20_Internet_20_Link">The Salmon of Doubt</text:a>. There are two versions of this story, one of which is slightly more explicit in its political commentary.</text:p>
            <text:p text:style-name="Standard">Also appearing in The Ultimate Hitchhiker's Guide, at the end of Adams' introduction, is a list of instructions on "How to Leave the Planet," providing a humorous explanation of how one might replicate Arthur and Ford's feat at the beginning of Hitchhikers.</text:p>
            <text:p text:style-name="Standard">A novel, <text:a xlink:type="simple" xlink:href="http://en.wikipedia.org/w/index.php?title=Douglas_Adams%27s_Starship_Titanic" text:style-name="Internet_20_link" text:visited-style-name="Visited_20_Internet_20_Link">Douglas Adams's Starship Titanic</text:a> written by <text:a xlink:type="simple" xlink:href="http://en.wikipedia.org/w/index.php?title=Terry_Jones" text:style-name="Internet_20_link" text:visited-style-name="Visited_20_Internet_20_Link">Terry Jones</text:a>, is based on Adams's computer game of the same name, which in turn is based on an idea from Life, the Universe and Everything. The idea concerns a luxury passenger starship that suffers "spontaneous massive existence failure" on its maiden voyage.</text:p>
            <text:p text:style-name="Standard">Wowbagger the Infinitely Prolonged, a character from Life, the Universe and Everything, also appears in a short story by Adams titled "The Private Life of <text:a xlink:type="simple" xlink:href="http://en.wikipedia.org/w/index.php?title=Genghis_Temüjin_Khan" text:style-name="Internet_20_link" text:visited-style-name="Visited_20_Internet_20_Link">Genghis Khan</text:a>" which appears in some early editions of The Salmon of Doubt.</text:p>
          </text:section>
          <text:section text:style-name="Sect1" text:name="Published radio scripts ">
            <text:h text:style-name="Heading_20_3" text:outline-level="3">Published radio scripts </text:h>
            <text:p text:style-name="Standard">Douglas Adams and Geoffrey Perkins collaborated on <text:a xlink:type="simple" xlink:href="http://en.wikipedia.org/w/index.php?title=The_Hitchhiker%27s_Guide_to_the_Galaxy:_The_Original_Radio_Scripts" text:style-name="Internet_20_link" text:visited-style-name="Visited_20_Internet_20_Link">The Hitchhiker's Guide to the Galaxy: The Original Radio Scripts</text:a>, first published in the United Kingdom and United States in 1985. A tenth-anniversary (of the script book publication) edition was printed in 1995, and a twenty-fifth-anniversary (of the first radio series broadcast) edition was printed in 2003.</text:p>
            <text:p text:style-name="Standard"><text:a xlink:type="simple" xlink:href="http://en.wikipedia.org/w/index.php?title=Dirk_Maggs" text:style-name="Internet_20_link" text:visited-style-name="Visited_20_Internet_20_Link">Dirk Maggs</text:a>, who adapted and dramatised the last three novels for radio, released a collection of their scripts in July 2005, with Maggs providing notes for each episode. This second radio script book is entitled The Hitchhiker's Guide to the Galaxy Radio Scripts: The Tertiary, Quandary and Quintessential Phases. Douglas Adams gets the primary writer's credit (as he wrote the original <text:soft-page-break/>novels), and there is a foreword by <text:a xlink:type="simple" xlink:href="http://en.wikipedia.org/w/index.php?title=Simon_Jones_%28actor%29" text:style-name="Internet_20_link" text:visited-style-name="Visited_20_Internet_20_Link">Simon Jones</text:a>, introductions by <text:a xlink:type="simple" xlink:href="http://en.wikipedia.org/w/index.php?title=Bruce_Hyman" text:style-name="Internet_20_link" text:visited-style-name="Visited_20_Internet_20_Link">Bruce Hyman</text:a> and Dirk Maggs, and other introductory notes from other members of the cast.</text:p>
          </text:section>
        </text:section>
        <text:section text:style-name="Sect1" text:name="TV series ">
          <text:h text:style-name="Heading_20_2" text:outline-level="2">TV series </text:h>
          <text:p text:style-name="Standard">The popularity of the radio series gave rise to a six-episode television series, directed and produced by <text:a xlink:type="simple" xlink:href="http://en.wikipedia.org/w/index.php?title=Alan_J._W._Bell" text:style-name="Internet_20_link" text:visited-style-name="Visited_20_Internet_20_Link">Alan J. W. Bell</text:a>, which first aired on <text:a xlink:type="simple" xlink:href="http://en.wikipedia.org/w/index.php?title=BBC_Two" text:style-name="Internet_20_link" text:visited-style-name="Visited_20_Internet_20_Link">BBC Two</text:a> in January and February 1981. It employed many of the actors from the radio series and was based mainly on the radio versions of Fits the First through Sixth. A second series was at one point planned, with a storyline, according to Alan Bell and Mark Wing-Davey, that would have come from Adams's abandoned Doctor Who and the Krikkitmen project (instead of simply making a TV version of the second radio series). However, Adams got into disputes with the BBC (accounts differ: problems with budget, scripts, and having Alan Bell and/or Geoffrey Perkins involved are all offered as causes), and the second series was never made. The elements of the Doctor Who and the Krikketmen project instead became the third novel, Life, the Universe and Everything.</text:p>
          <text:p text:style-name="Standard">The main cast was the same as the <text:a xlink:type="simple" xlink:href="http://en.wikipedia.org/w/index.php?title=%23Original_radio_series" text:style-name="Internet_20_link" text:visited-style-name="Visited_20_Internet_20_Link">original radio series</text:a>, except for <text:a xlink:type="simple" xlink:href="http://en.wikipedia.org/w/index.php?title=David_Dixon" text:style-name="Internet_20_link" text:visited-style-name="Visited_20_Internet_20_Link">David Dixon</text:a> as Ford Prefect instead of McGivern, and <text:a xlink:type="simple" xlink:href="http://en.wikipedia.org/w/index.php?title=Sandra_Dickinson" text:style-name="Internet_20_link" text:visited-style-name="Visited_20_Internet_20_Link">Sandra Dickinson</text:a> as Trillian instead of Sheridan. </text:p>
          <text:section text:style-name="Sect1" text:name="Other television appearances ">
            <text:h text:style-name="Heading_20_3" text:outline-level="3">Other television appearances </text:h>
            <text:p text:style-name="Standard">Segments of several of the books were adapted as part of the <text:a xlink:type="simple" xlink:href="http://en.wikipedia.org/w/index.php?title=BBC" text:style-name="Internet_20_link" text:visited-style-name="Visited_20_Internet_20_Link">BBC</text:a>'s <text:a xlink:type="simple" xlink:href="http://en.wikipedia.org/w/index.php?title=The_Big_Read" text:style-name="Internet_20_link" text:visited-style-name="Visited_20_Internet_20_Link">The Big Read</text:a> survey and programme, broadcast in late 2003. The film, directed by <text:a xlink:type="simple" xlink:href="http://en.wikipedia.org/w/index.php?title=Deep_Sehgal" text:style-name="Internet_20_link" text:visited-style-name="Visited_20_Internet_20_Link">Deep Sehgal</text:a>, starred <text:a xlink:type="simple" xlink:href="http://en.wikipedia.org/w/index.php?title=Sanjeev_Bhaskar" text:style-name="Internet_20_link" text:visited-style-name="Visited_20_Internet_20_Link">Sanjeev Bhaskar</text:a> as Arthur Dent, alongside <text:a xlink:type="simple" xlink:href="http://en.wikipedia.org/w/index.php?title=Spencer_Brown_%28comedian%29" text:style-name="Internet_20_link" text:visited-style-name="Visited_20_Internet_20_Link">Spencer Brown</text:a> as Ford Prefect, <text:a xlink:type="simple" xlink:href="http://en.wikipedia.org/w/index.php?title=Alan_Rickman" text:style-name="Internet_20_link" text:visited-style-name="Visited_20_Internet_20_Link">Alan Rickman</text:a> as the voice of Marvin, <text:a xlink:type="simple" xlink:href="http://en.wikipedia.org/w/index.php?title=Stephen_Hawking" text:style-name="Internet_20_link" text:visited-style-name="Visited_20_Internet_20_Link">Stephen Hawking</text:a> as the voice of Deep Thought, <text:a xlink:type="simple" xlink:href="http://en.wikipedia.org/w/index.php?title=Patrick_Moore" text:style-name="Internet_20_link" text:visited-style-name="Visited_20_Internet_20_Link">Patrick Moore</text:a> as the voice of the Guide, <text:a xlink:type="simple" xlink:href="http://en.wikipedia.org/w/index.php?title=Roger_Lloyd_Pack" text:style-name="Internet_20_link" text:visited-style-name="Visited_20_Internet_20_Link">Roger Lloyd Pack</text:a> as Slartibartfast, and <text:a xlink:type="simple" xlink:href="http://en.wikipedia.org/w/index.php?title=Adam_Buxton" text:style-name="Internet_20_link" text:visited-style-name="Visited_20_Internet_20_Link">Adam Buxton</text:a> and <text:a xlink:type="simple" xlink:href="http://en.wikipedia.org/w/index.php?title=Joe_Cornish_%28comedian%29" text:style-name="Internet_20_link" text:visited-style-name="Visited_20_Internet_20_Link">Joe Cornish</text:a> as Loonquawl and Phouchg.</text:p>
          </text:section>
        </text:section>
        <text:section text:style-name="Sect1" text:name="Radio series three to five ">
          <text:h text:style-name="Heading_20_2" text:outline-level="2">Radio series three to five </text:h>
          <text:p text:style-name="Standard">On 21 June 2004, the BBC announced in a press release<text:note text:id="ftn22" text:note-class="footnote"><text:note-citation>22</text:note-citation><text:note-body><text:p text:style-name="Footnote"><text:a xlink:type="simple" xlink:href="http://www.bbc.co.uk/pressoffice/pressreleases/stories/2004/06_june/21/radio4.shtml" text:style-name="Internet_20_link" text:visited-style-name="Visited_20_Internet_20_Link">BBC Press Office release</text:a>, announcing a new series (the third) to be transmitted on BBC Radio 4 beginning in September 2004.</text:p></text:note-body></text:note> that a new series of Hitchhiker's based on the third novel would be broadcast as part of its autumn schedule, produced by <text:a xlink:type="simple" xlink:href="http://en.wikipedia.org/w/index.php?title=Above_the_Title_Productions" text:style-name="Internet_20_link" text:visited-style-name="Visited_20_Internet_20_Link">Above the Title Productions</text:a> Ltd. The episodes were recorded in late 2003, but actual transmission was delayed while an agreement was reached with <text:a xlink:type="simple" xlink:href="http://en.wikipedia.org/w/index.php?title=The_Walt_Disney_Company" text:style-name="Internet_20_link" text:visited-style-name="Visited_20_Internet_20_Link">The Walt Disney Company</text:a> over Internet re-broadcasts, as Disney had begun pre-production on the film.<text:note text:id="ftn23" text:note-class="footnote"><text:note-citation>23</text:note-citation><text:note-body><text:p text:style-name="Footnote">Webb, page 324.</text:p></text:note-body></text:note> This was followed by news that further series would be produced based on the fourth and fifth novels. These were broadcast in September and October 2004 and May and June 2005. CD releases accompanied the transmission of the final episode in each series.</text:p>
          <text:p text:style-name="Standard">The adaptation of the third novel followed the book very closely, which caused major structural issues in meshing with the preceding radio series in comparison to the second novel. Because many events from the radio series were omitted from the second novel, and those that did occur happened in a different order, the two series split in completely different directions. The last two adaptations vary somewhat—some events in Mostly Harmless are now foreshadowed in the adaptation of So Long and Thanks For All The Fish, while both include some additional material that builds on incidents in the third series to tie all five (and their divergent plotlines) together, most especially including the character Zaphod more prominently in the final chapters and addressing his altered reality to include the events of the Secondary Phase. While Mostly Harmless originally contained a rather bleak ending, Dirk Maggs created a different ending for the transmitted radio version, ending it on a much more upbeat note, reuniting the cast one last time.</text:p>
          <text:p text:style-name="Standard"><text:soft-page-break/>The core cast for the third through fifth radio series remained the same, except for the replacement of Peter Jones by <text:a xlink:type="simple" xlink:href="http://en.wikipedia.org/w/index.php?title=William_Franklyn" text:style-name="Internet_20_link" text:visited-style-name="Visited_20_Internet_20_Link">William Franklyn</text:a> as the Book, and Richard Vernon by <text:a xlink:type="simple" xlink:href="http://en.wikipedia.org/w/index.php?title=Richard_Griffiths" text:style-name="Internet_20_link" text:visited-style-name="Visited_20_Internet_20_Link">Richard Griffiths</text:a> as Slartibartfast, since both had died. (Homage to Jones' iconic portrayal of the Book was paid twice: the gradual shift of voices to a "new" version in episode 13, launching the new productions, and a blend of Jones and Franklyn's voices at the end of the final episode, the first part of Maggs' alternative ending.) <text:a xlink:type="simple" xlink:href="http://en.wikipedia.org/w/index.php?title=Sandra_Dickinson" text:style-name="Internet_20_link" text:visited-style-name="Visited_20_Internet_20_Link">Sandra Dickinson</text:a>, who played Trillian in the TV series, here played Tricia McMillan, an English-born, American-accented alternate-universe version of Trillian, while <text:a xlink:type="simple" xlink:href="http://en.wikipedia.org/w/index.php?title=David_Dixon" text:style-name="Internet_20_link" text:visited-style-name="Visited_20_Internet_20_Link">David Dixon</text:a>, the television series' Ford Prefect, made a cameo appearance as the "Ecological Man". <text:a xlink:type="simple" xlink:href="http://en.wikipedia.org/w/index.php?title=Jane_Horrocks" text:style-name="Internet_20_link" text:visited-style-name="Visited_20_Internet_20_Link">Jane Horrocks</text:a> appeared in the new semi-regular role of Fenchurch, Arthur's girlfriend, and <text:a xlink:type="simple" xlink:href="http://en.wikipedia.org/w/index.php?title=Samantha_Béart" text:style-name="Internet_20_link" text:visited-style-name="Visited_20_Internet_20_Link">Samantha Béart</text:a> joined in the final series as Arthur and Trillian's daughter, Random Dent. Also reprising their roles from the original radio series were <text:a xlink:type="simple" xlink:href="http://en.wikipedia.org/w/index.php?title=Jonathan_Pryce" text:style-name="Internet_20_link" text:visited-style-name="Visited_20_Internet_20_Link">Jonathan Pryce</text:a> as Zarniwoop (here blended with a character from the final novel to become Zarniwoop Vann Harl), <text:a xlink:type="simple" xlink:href="http://en.wikipedia.org/w/index.php?title=Rula_Lenska" text:style-name="Internet_20_link" text:visited-style-name="Visited_20_Internet_20_Link">Rula Lenska</text:a> as Lintilla and her clones (and also as the Voice of the Bird), and <text:a xlink:type="simple" xlink:href="http://en.wikipedia.org/w/index.php?title=Roy_Hudd" text:style-name="Internet_20_link" text:visited-style-name="Visited_20_Internet_20_Link">Roy Hudd</text:a> as Milliways compere Max Quordlepleen, as well as the original radio series' announcer, <text:a xlink:type="simple" xlink:href="http://en.wikipedia.org/w/index.php?title=John_Marsh_%28newsreader%29" text:style-name="Internet_20_link" text:visited-style-name="Visited_20_Internet_20_Link">John Marsh</text:a>. </text:p>
          <text:p text:style-name="Standard">The series also featured guest appearances by such noted personalities as <text:a xlink:type="simple" xlink:href="http://en.wikipedia.org/w/index.php?title=Joanna_Lumley" text:style-name="Internet_20_link" text:visited-style-name="Visited_20_Internet_20_Link">Joanna Lumley</text:a> as the Sydney Opera House Woman, <text:a xlink:type="simple" xlink:href="http://en.wikipedia.org/w/index.php?title=Jackie_Mason" text:style-name="Internet_20_link" text:visited-style-name="Visited_20_Internet_20_Link">Jackie Mason</text:a> as the East River Creature, <text:a xlink:type="simple" xlink:href="http://en.wikipedia.org/w/index.php?title=Miriam_Margolyes" text:style-name="Internet_20_link" text:visited-style-name="Visited_20_Internet_20_Link">Miriam Margolyes</text:a> as the Smelly Photocopier Woman, BBC Radio cricket legends <text:a xlink:type="simple" xlink:href="http://en.wikipedia.org/w/index.php?title=Henry_Blofeld" text:style-name="Internet_20_link" text:visited-style-name="Visited_20_Internet_20_Link">Henry Blofeld</text:a> and <text:a xlink:type="simple" xlink:href="http://en.wikipedia.org/w/index.php?title=Fred_Trueman" text:style-name="Internet_20_link" text:visited-style-name="Visited_20_Internet_20_Link">Fred Trueman</text:a> as themselves, <text:a xlink:type="simple" xlink:href="http://en.wikipedia.org/w/index.php?title=June_Whitfield" text:style-name="Internet_20_link" text:visited-style-name="Visited_20_Internet_20_Link">June Whitfield</text:a> as the Raffle Woman, <text:a xlink:type="simple" xlink:href="http://en.wikipedia.org/w/index.php?title=Leslie_Phillips" text:style-name="Internet_20_link" text:visited-style-name="Visited_20_Internet_20_Link">Leslie Phillips</text:a> as Hactar, <text:a xlink:type="simple" xlink:href="http://en.wikipedia.org/w/index.php?title=Saeed_Jaffrey" text:style-name="Internet_20_link" text:visited-style-name="Visited_20_Internet_20_Link">Saeed Jaffrey</text:a> as the Man on the Pole, <text:a xlink:type="simple" xlink:href="http://en.wikipedia.org/w/index.php?title=Patrick_Moore" text:style-name="Internet_20_link" text:visited-style-name="Visited_20_Internet_20_Link">Sir Patrick Moore</text:a> as himself, and <text:a xlink:type="simple" xlink:href="http://en.wikipedia.org/w/index.php?title=Christian_Slater" text:style-name="Internet_20_link" text:visited-style-name="Visited_20_Internet_20_Link">Christian Slater</text:a> as Wonko the Sane. Finally, Adams himself played the role of Agrajag, a performance adapted from his book-on-tape reading of the third novel, and edited into the series he created some time after the author's death. </text:p>
          <text:p text:style-name="Standard">Tertiary, Quandary and Quintessential Phase Main cast: </text:p>
          <text:list text:style-name="L2">
            <text:list-item>
              <text:p text:style-name="P4"><text:a xlink:type="simple" xlink:href="http://en.wikipedia.org/w/index.php?title=Simon_Jones_%28actor%29" text:style-name="Internet_20_link" text:visited-style-name="Visited_20_Internet_20_Link">Simon Jones</text:a> as <text:a xlink:type="simple" xlink:href="http://en.wikipedia.org/w/index.php?title=Arthur_Dent" text:style-name="Internet_20_link" text:visited-style-name="Visited_20_Internet_20_Link">Arthur Dent</text:a></text:p>
            </text:list-item>
            <text:list-item>
              <text:p text:style-name="P4"><text:a xlink:type="simple" xlink:href="http://en.wikipedia.org/w/index.php?title=Geoffrey_McGivern" text:style-name="Internet_20_link" text:visited-style-name="Visited_20_Internet_20_Link">Geoffrey McGivern</text:a> as <text:a xlink:type="simple" xlink:href="http://en.wikipedia.org/w/index.php?title=Ford_Prefect_%28character%29" text:style-name="Internet_20_link" text:visited-style-name="Visited_20_Internet_20_Link">Ford Prefect</text:a></text:p>
            </text:list-item>
            <text:list-item>
              <text:p text:style-name="P4"><text:a xlink:type="simple" xlink:href="http://en.wikipedia.org/w/index.php?title=Susan_Sheridan" text:style-name="Internet_20_link" text:visited-style-name="Visited_20_Internet_20_Link">Susan Sheridan</text:a> as <text:a xlink:type="simple" xlink:href="http://en.wikipedia.org/w/index.php?title=Trillian_%28character%29" text:style-name="Internet_20_link" text:visited-style-name="Visited_20_Internet_20_Link">Trillian</text:a></text:p>
            </text:list-item>
            <text:list-item>
              <text:p text:style-name="P4"><text:a xlink:type="simple" xlink:href="http://en.wikipedia.org/w/index.php?title=Mark_Wing-Davey" text:style-name="Internet_20_link" text:visited-style-name="Visited_20_Internet_20_Link">Mark Wing-Davey</text:a> as <text:a xlink:type="simple" xlink:href="http://en.wikipedia.org/w/index.php?title=Zaphod_Beeblebrox" text:style-name="Internet_20_link" text:visited-style-name="Visited_20_Internet_20_Link">Zaphod Beeblebrox</text:a></text:p>
            </text:list-item>
            <text:list-item>
              <text:p text:style-name="P4"><text:a xlink:type="simple" xlink:href="http://en.wikipedia.org/w/index.php?title=Stephen_Moore_%28actor%29" text:style-name="Internet_20_link" text:visited-style-name="Visited_20_Internet_20_Link">Stephen Moore</text:a> as <text:a xlink:type="simple" xlink:href="http://en.wikipedia.org/w/index.php?title=Marvin_the_Paranoid_Android" text:style-name="Internet_20_link" text:visited-style-name="Visited_20_Internet_20_Link">Marvin, the Paranoid Android</text:a></text:p>
            </text:list-item>
            <text:list-item>
              <text:p text:style-name="P4"><text:a xlink:type="simple" xlink:href="http://en.wikipedia.org/w/index.php?title=Richard_Griffiths" text:style-name="Internet_20_link" text:visited-style-name="Visited_20_Internet_20_Link">Richard Griffiths</text:a> as <text:a xlink:type="simple" xlink:href="http://en.wikipedia.org/w/index.php?title=Slartibartfast" text:style-name="Internet_20_link" text:visited-style-name="Visited_20_Internet_20_Link">Slartibartfast</text:a></text:p>
            </text:list-item>
            <text:list-item>
              <text:p text:style-name="P4"><text:a xlink:type="simple" xlink:href="http://en.wikipedia.org/w/index.php?title=Sandra_Dickinson" text:style-name="Internet_20_link" text:visited-style-name="Visited_20_Internet_20_Link">Sandra Dickinson</text:a> as <text:a xlink:type="simple" xlink:href="http://en.wikipedia.org/w/index.php?title=Trillian_%28character%29" text:style-name="Internet_20_link" text:visited-style-name="Visited_20_Internet_20_Link">Tricia McMillan</text:a></text:p>
            </text:list-item>
            <text:list-item>
              <text:p text:style-name="P4"><text:a xlink:type="simple" xlink:href="http://en.wikipedia.org/w/index.php?title=Jane_Horrocks" text:style-name="Internet_20_link" text:visited-style-name="Visited_20_Internet_20_Link">Jane Horrocks</text:a> as Fenchurch </text:p>
            </text:list-item>
            <text:list-item>
              <text:p text:style-name="P4"><text:a xlink:type="simple" xlink:href="http://en.wikipedia.org/w/index.php?title=Rula_Lenska" text:style-name="Internet_20_link" text:visited-style-name="Visited_20_Internet_20_Link">Rula Lenska</text:a> as the Voice of the Bird </text:p>
            </text:list-item>
            <text:list-item>
              <text:p text:style-name="P4"><text:a xlink:type="simple" xlink:href="http://en.wikipedia.org/w/index.php?title=Samantha_Béart" text:style-name="Internet_20_link" text:visited-style-name="Visited_20_Internet_20_Link">Samantha Béart</text:a> as Random </text:p>
            </text:list-item>
            <text:list-item>
              <text:p text:style-name="P4"><text:a xlink:type="simple" xlink:href="http://en.wikipedia.org/w/index.php?title=William_Franklyn" text:style-name="Internet_20_link" text:visited-style-name="Visited_20_Internet_20_Link">William Franklyn</text:a> as The Book </text:p>
            </text:list-item>
          </text:list>
        </text:section>
        <text:section text:style-name="Sect1" text:name="Film ">
          <text:h text:style-name="Heading_20_2" text:outline-level="2">Film </text:h>
          <text:p text:style-name="Standard">After years of setbacks and renewed efforts to start production and a quarter of a century after the first book was published, the big-screen adaptation of The Hitchhiker's Guide to the Galaxy was finally shot. Pre-production began in 2003, filming began on 19 April 2004 and post-production began in early September 2004.<text:note text:id="ftn24" text:note-class="footnote"><text:note-citation>24</text:note-citation><text:note-body><text:p text:style-name="Footnote"><text:a xlink:type="simple" xlink:href="http://en.wikipedia.org/w/index.php?title=Robbie_Stamp" text:style-name="Internet_20_link" text:visited-style-name="Visited_20_Internet_20_Link">Stamp, Robbie</text:a>, editor (2005). The Making of The Hitchhiker's Guide to the Galaxy: The Filming of the Douglas Adams Classic. Boxtree. p. 12. ISBN 0-7522-2585-5.</text:p></text:note-body></text:note></text:p>
          <text:p text:style-name="Standard">After a London premiere on 20 April 2005, it was released on 28 April in the UK and Australia, 29 April in the United States and Canada, and 29 July in South Africa. (A full list of release dates is available at the <text:a xlink:type="simple" xlink:href="http://en.wikipedia.org/w/index.php?title=Internet_Movie_Database" text:style-name="Internet_20_link" text:visited-style-name="Visited_20_Internet_20_Link">IMDb</text:a>.<text:note text:id="ftn25" text:note-class="footnote"><text:note-citation>25</text:note-citation><text:note-body><text:p text:style-name="Footnote"><text:a xlink:type="simple" xlink:href="http://www.imdb.com/title/tt0371724/releaseinfo" text:style-name="Internet_20_link" text:visited-style-name="Visited_20_Internet_20_Link">IMDb page</text:a> for the release dates of the movie adaptation of The Hitchhiker's Guide to the Galaxy.</text:p></text:note-body></text:note>) The movie stars <text:a xlink:type="simple" xlink:href="http://en.wikipedia.org/w/index.php?title=Martin_Freeman" text:style-name="Internet_20_link" text:visited-style-name="Visited_20_Internet_20_Link">Martin Freeman</text:a> as Arthur, <text:a xlink:type="simple" xlink:href="http://en.wikipedia.org/w/index.php?title=Mos_Def" text:style-name="Internet_20_link" text:visited-style-name="Visited_20_Internet_20_Link">Mos Def</text:a> as Ford, <text:a xlink:type="simple" xlink:href="http://en.wikipedia.org/w/index.php?title=Sam_Rockwell" text:style-name="Internet_20_link" text:visited-style-name="Visited_20_Internet_20_Link">Sam Rockwell</text:a> as President of the Galaxy Zaphod Beeblebrox and <text:a xlink:type="simple" xlink:href="http://en.wikipedia.org/w/index.php?title=Zooey_Deschanel" text:style-name="Internet_20_link" text:visited-style-name="Visited_20_Internet_20_Link">Zooey Deschanel</text:a> as Trillian, with <text:a xlink:type="simple" xlink:href="http://en.wikipedia.org/w/index.php?title=Alan_Rickman" text:style-name="Internet_20_link" text:visited-style-name="Visited_20_Internet_20_Link">Alan Rickman</text:a> providing the voice of Marvin the Paranoid Android (and <text:a xlink:type="simple" xlink:href="http://en.wikipedia.org/w/index.php?title=Warwick_Davis" text:style-name="Internet_20_link" text:visited-style-name="Visited_20_Internet_20_Link">Warwick Davis</text:a> acting in Marvin's costume), and <text:a xlink:type="simple" xlink:href="http://en.wikipedia.org/w/index.php?title=Stephen_Fry" text:style-name="Internet_20_link" text:visited-style-name="Visited_20_Internet_20_Link">Stephen Fry</text:a> as the voice of the Guide/Narrator. </text:p>
          <text:p text:style-name="Standard"><text:soft-page-break/>The plot of the film adaptation of Hitchhiker's Guide differs widely from that of the radio show, book and television series. The romantic triangle between Arthur, Zaphod, and Trillian is more prominent in the film; and visits to Vogsphere, the homeworld of the Vogons (which, in the books, was already abandoned), and <text:a xlink:type="simple" xlink:href="http://en.wikipedia.org/w/index.php?title=Places_in_the_Hitchhiker%27s_Guide_to_the_Galaxy%23Viltvodle_VI" text:style-name="Internet_20_link" text:visited-style-name="Visited_20_Internet_20_Link">Viltvodle VI</text:a> are inserted. The film covers roughly events in the first four radio episodes, and ends with the characters en route to the Restaurant at the End of the Universe, leaving the opportunity for a sequel open.</text:p>
          <text:p text:style-name="Standard">Commercially the film was a modest success, taking $21 million in its opening weekend in the United States, and nearly £3.3 million in its opening weekend in the United Kingdom.<text:note text:id="ftn26" text:note-class="footnote"><text:note-citation>26</text:note-citation><text:note-body><text:p text:style-name="Footnote"><text:a xlink:type="simple" xlink:href="http://us.imdb.com/title/tt0371724/business" text:style-name="Internet_20_link" text:visited-style-name="Visited_20_Internet_20_Link">Box office data page</text:a>, including opening weekends for the US and UK releases of the 2005 movie.</text:p></text:note-body></text:note></text:p>
          <text:p text:style-name="Standard">The film was released on DVD (Region 2, PAL) in the UK on 5 September 2005. Both a standard double-disc edition and a UK-exclusive numbered limited edition "Giftpack" were released on this date. The "Giftpack" edition includes a copy of the novel with a "movie tie-in" cover, and collectible prints from the film, packaged in a replica of the film's version of the Hitchhiker's Guide prop. A single-disc widescreen or full-screen edition (Region 1, NTSC) were made available in the USA and Canada on 13 September 2005. Single-disc releases in the <text:a xlink:type="simple" xlink:href="http://en.wikipedia.org/w/index.php?title=Blu-ray" text:style-name="Internet_20_link" text:visited-style-name="Visited_20_Internet_20_Link">Blu-ray</text:a> format and <text:a xlink:type="simple" xlink:href="http://en.wikipedia.org/w/index.php?title=Universal_Media_Disc" text:style-name="Internet_20_link" text:visited-style-name="Visited_20_Internet_20_Link">UMD</text:a> format for the <text:a xlink:type="simple" xlink:href="http://en.wikipedia.org/w/index.php?title=PlayStation_Portable" text:style-name="Internet_20_link" text:visited-style-name="Visited_20_Internet_20_Link">PlayStation Portable</text:a> were also released on the respective dates in these three countries.</text:p>
        </text:section>
        <text:section text:style-name="Sect1" text:name="Stage shows ">
          <text:h text:style-name="Heading_20_2" text:outline-level="2">Stage shows </text:h>
          <text:p text:style-name="Standard">There have been multiple professional and amateur stage adaptations of The Hitchhiker's Guide to the Galaxy. There were three early professional productions, which were staged in 1979 and 1980.<text:note text:id="ftn27" text:note-class="footnote"><text:note-citation>27</text:note-citation><text:note-body><text:p text:style-name="Footnote">Gaiman, pages 61–66.</text:p></text:note-body></text:note><text:note text:id="ftn28" text:note-class="footnote"><text:note-citation>28</text:note-citation><text:note-body><text:p text:style-name="Footnote">Simpson, M. J. (2005). The Pocket Essential Hitchhiker's Guide (Second Edition ed.). Pocket Essentials. pp. 48–57. ISBN 1-904048-46-3.</text:p></text:note-body></text:note></text:p>
          <text:p text:style-name="Standard">The first of these was performed at the <text:a xlink:type="simple" xlink:href="http://en.wikipedia.org/w/index.php?title=Institute_of_Contemporary_Arts" text:style-name="Internet_20_link" text:visited-style-name="Visited_20_Internet_20_Link">Institute of Contemporary Arts</text:a> in London, between 1 and 9 May 1979, starring <text:a xlink:type="simple" xlink:href="http://en.wikipedia.org/w/index.php?title=Chris_Langham" text:style-name="Internet_20_link" text:visited-style-name="Visited_20_Internet_20_Link">Chris Langham</text:a> as Arthur Dent (Langham later returned to Hitchhiker's as <text:a xlink:type="simple" xlink:href="http://en.wikipedia.org/w/index.php?title=Minor_characters_from_The_Hitchhiker%27s_Guide_to_the_Galaxy%23Prak" text:style-name="Internet_20_link" text:visited-style-name="Visited_20_Internet_20_Link">Prak</text:a> in the final episode of 2004's Tertiary Phase). This show was adapted from the first series' scripts and was directed by <text:a xlink:type="simple" xlink:href="http://en.wikipedia.org/w/index.php?title=Ken_Campbell_%28actor%29" text:style-name="Internet_20_link" text:visited-style-name="Visited_20_Internet_20_Link">Ken Campbell</text:a>, who went on to perform a character in the final episode of the second radio series. The show ran 90 minutes, but had an audience limited to eighty people per night. Actors performed on a variety of ledges and platforms, and the audience was pushed around in a hovercar, 1/2000th of an inch above the floor. This was the first time that Zaphod was represented by having two actors in one large costume. The narration of "The Book" was split between two usherettes, an adaptation that has appeared in no other version of H2G2. One of these usherettes, <text:a xlink:type="simple" xlink:href="http://en.wikipedia.org/w/index.php?title=Cindy_Oswin" text:style-name="Internet_20_link" text:visited-style-name="Visited_20_Internet_20_Link">Cindy Oswin</text:a>, went on to voice Trillian for the LP adaptation.</text:p>
          <text:p text:style-name="Standard">The second stage show was performed throughout Wales between 15 January and 23 February 1980. This was a production of <text:a xlink:type="simple" xlink:href="http://en.wikipedia.org/w/index.php?title=Clwyd_Theatr_Cymru" text:style-name="Internet_20_link" text:visited-style-name="Visited_20_Internet_20_Link">Clwyd Theatr Cymru</text:a>, and was directed by Jonathan Petherbridge. The company performed adaptations of complete radio episodes, at times doing two episodes in a night, and at other times doing all six episodes of the first series in single three-hour sessions. This adaptation was performed again at the Oxford Playhouse in December 1981, Plymouth's Theatre Royal in May–June 1982, and also at the <text:a xlink:type="simple" xlink:href="http://en.wikipedia.org/w/index.php?title=Belgrade_Theatre" text:style-name="Internet_20_link" text:visited-style-name="Visited_20_Internet_20_Link">Belgrade Theatre</text:a>, <text:a xlink:type="simple" xlink:href="http://en.wikipedia.org/w/index.php?title=Coventry" text:style-name="Internet_20_link" text:visited-style-name="Visited_20_Internet_20_Link">Coventry</text:a>, in July 1983. </text:p>
          <text:p text:style-name="Standard">The third, and least successful stage show was held at the <text:a xlink:type="simple" xlink:href="http://en.wikipedia.org/w/index.php?title=Rainbow_Theatre" text:style-name="Internet_20_link" text:visited-style-name="Visited_20_Internet_20_Link">Rainbow Theatre</text:a> in London, in July 1980. This was the second production directed by Ken Campbell. The Rainbow Theatre had been adapted for stagings of rock operas in the 1970s, and both reference books mentioned in footnotes indicate that this, coupled with incidental music throughout the performance, caused some reviewers to label it as a "musical". This was the first adaptation for which Adams wrote the "Dish of the Day" sequence. The production ran for over three hours, and was widely panned for this, as well as for the music, laser effects, and the acting. Despite attempts to shorten the script, and make <text:soft-page-break/>other changes, it closed three or four weeks early (accounts differ), and lost a lot of money. Despite the bad reviews, there were at least two stand-out performances: <text:a xlink:type="simple" xlink:href="http://en.wikipedia.org/w/index.php?title=Michael_Cule" text:style-name="Internet_20_link" text:visited-style-name="Visited_20_Internet_20_Link">Michael Cule</text:a> and <text:a xlink:type="simple" xlink:href="http://en.wikipedia.org/w/index.php?title=David_Learner" text:style-name="Internet_20_link" text:visited-style-name="Visited_20_Internet_20_Link">David Learner</text:a> both went on from this production to appearances in the TV adaptation. </text:p>
          <text:p text:style-name="Standard">Future stage production rights got tied up with the rights to make the film, though various amateur adaptations still appear worldwide today. </text:p>
        </text:section>
        <text:section text:style-name="Sect1" text:name="LP album adaptations ">
          <text:h text:style-name="Heading_20_2" text:outline-level="2">LP album adaptations </text:h>
          <text:p text:style-name="Standard">The first four radio episodes were adapted for a new double LP, also entitled The Hitchhiker's Guide to the Galaxy (appended with "Part One" for the subsequent Canadian release), first by mail-order only, and later into stores. The double LP and its sequel were originally released by <text:a xlink:type="simple" xlink:href="http://en.wikipedia.org/w/index.php?title=Original_Records" text:style-name="Internet_20_link" text:visited-style-name="Visited_20_Internet_20_Link">Original Records</text:a> in the United Kingdom in 1979 and 1980, with the catalogue numbers ORA042 and ORA054 respectively. They were first released by <text:a xlink:type="simple" xlink:href="http://en.wikipedia.org/w/index.php?title=Hannibal_Records" text:style-name="Internet_20_link" text:visited-style-name="Visited_20_Internet_20_Link">Hannibal Records</text:a> in 1982 (as HNBL 2301 and HNBL 1307, respectively) in the United States and Canada, and later re-released in a slightly abridged edition by Simon &amp; Schuster's Audioworks in the mid-1980s. Both were produced by <text:a xlink:type="simple" xlink:href="http://en.wikipedia.org/w/index.php?title=Geoffrey_Perkins" text:style-name="Internet_20_link" text:visited-style-name="Visited_20_Internet_20_Link">Geoffrey Perkins</text:a> and featured cover artwork by <text:a xlink:type="simple" xlink:href="http://en.wikipedia.org/w/index.php?title=Hipgnosis" text:style-name="Internet_20_link" text:visited-style-name="Visited_20_Internet_20_Link">Hipgnosis</text:a>.</text:p>
          <text:p text:style-name="Standard">The script in the first double LP very closely follows the first four radio episodes, although further cuts had to be made for reasons of timing. Despite this, other lines of dialogue that were indicated as having been cut when <text:a xlink:type="simple" xlink:href="http://en.wikipedia.org/w/index.php?title=The_Hitchhiker%27s_Guide_to_the_Galaxy:_The_Original_Radio_Scripts" text:style-name="Internet_20_link" text:visited-style-name="Visited_20_Internet_20_Link">the original scripts from the radio series</text:a> were eventually published can be heard in the LP version. The Simon &amp; Schuster cassettes omit the Veet Voojagig narration, the cheerleader's speech as Deep Thought concludes its seven-and-one-half-million-year programme, and a few other lines from both sides of the second LP of the set. </text:p>
          <text:p text:style-name="Standard">Most of the original cast returned, except for <text:a xlink:type="simple" xlink:href="http://en.wikipedia.org/w/index.php?title=Susan_Sheridan" text:style-name="Internet_20_link" text:visited-style-name="Visited_20_Internet_20_Link">Susan Sheridan</text:a>, who was recording a voice for the character of <text:a xlink:type="simple" xlink:href="http://en.wikipedia.org/w/index.php?title=Princess_Eilonwy" text:style-name="Internet_20_link" text:visited-style-name="Visited_20_Internet_20_Link">Princess Eilonwy</text:a> in <text:a xlink:type="simple" xlink:href="http://en.wikipedia.org/w/index.php?title=The_Black_Cauldron_%28film%29" text:style-name="Internet_20_link" text:visited-style-name="Visited_20_Internet_20_Link">The Black Cauldron</text:a> for <text:a xlink:type="simple" xlink:href="http://en.wikipedia.org/w/index.php?title=Walt_Disney_Pictures" text:style-name="Internet_20_link" text:visited-style-name="Visited_20_Internet_20_Link">Walt Disney Pictures</text:a>. <text:a xlink:type="simple" xlink:href="http://en.wikipedia.org/w/index.php?title=Cindy_Oswin" text:style-name="Internet_20_link" text:visited-style-name="Visited_20_Internet_20_Link">Cindy Oswin</text:a> voiced Trillian on all three LPs in her place. Other casting changes in the first double LP included <text:a xlink:type="simple" xlink:href="http://en.wikipedia.org/w/index.php?title=Stephen_Moore_%28actor%29" text:style-name="Internet_20_link" text:visited-style-name="Visited_20_Internet_20_Link">Stephen Moore</text:a> taking on the additional role of the barman, and <text:a xlink:type="simple" xlink:href="http://en.wikipedia.org/w/index.php?title=Valentine_Dyall" text:style-name="Internet_20_link" text:visited-style-name="Visited_20_Internet_20_Link">Valentine Dyall</text:a> as the voice of Deep Thought. Adams's voice can be heard making the Public Address announcements on Magrathea.</text:p>
          <text:p text:style-name="Standard">Due to copyrights, the music used during the first radio series was either replaced, or in the case of the title, it was re-recorded in a new arrangement. Composer <text:a xlink:type="simple" xlink:href="http://en.wikipedia.org/w/index.php?title=Tim_Souster" text:style-name="Internet_20_link" text:visited-style-name="Visited_20_Internet_20_Link">Tim Souster</text:a> did both duties (with <text:a xlink:type="simple" xlink:href="http://en.wikipedia.org/w/index.php?title=Paddy_Kingsland" text:style-name="Internet_20_link" text:visited-style-name="Visited_20_Internet_20_Link">Paddy Kingsland</text:a> contributing music as well), and Souster's version of the theme was the version also used for the eventual television series.<text:note text:id="ftn29" text:note-class="footnote"><text:note-citation>29</text:note-citation><text:note-body><text:p text:style-name="Footnote">Simpson, MJ, Hitchhiker, page 143</text:p></text:note-body></text:note></text:p>
          <text:p text:style-name="Standard">The sequel LP was released, singly, as The Hitchhiker's Guide to the Galaxy Part Two: The Restaurant at the End of the Universe in the UK, and simply as The Restaurant at the End of the Universe in the USA. The script here mostly follows Fit the Fifth and Fit the Sixth, but includes a song by the backup band in the restaurant ("Reg Nullify and his Cataclysmic Combo"), and changes the Haggunenon sequence to "Disaster Area".</text:p>
          <text:p text:style-name="Standard">Due to a misunderstanding, the second record was released before being cut down in a "final edit" that Douglas Adams and Geoffrey Perkins both had intended to make. Perkins has said, "[I]t is far too long on each side. It's just a rough cut. [...] I felt it was flabby, and I wanted to speed it up."<text:note text:id="ftn30" text:note-class="footnote"><text:note-citation>30</text:note-citation><text:note-body><text:p text:style-name="Footnote">Gaiman, Pages 72–73.</text:p></text:note-body></text:note> The Simon &amp; Schuster Audioworks re-release of this LP was also abridged slightly from its original release. The scene with Ford Prefect and Hotblack Desiato's bodyguard is omitted. </text:p>
          <text:p text:style-name="Standard">Sales for the first double-LP release were primarily through mail order. Total sales reached over 60,000 units, with half of those being mail order, and the other half through retail outlets.<text:note text:id="ftn31" text:note-class="footnote"><text:note-citation>31</text:note-citation><text:note-body><text:p text:style-name="Footnote">Simpson, M. J. (2003). Hitchhiker: A Biography of Douglas Adams (First US Edition ed.). Justin Charles &amp; Co.. p. 145. ISBN 1-932112-17-0.</text:p></text:note-body></text:note> This is in spite of the facts that Original Records' warehouse ordered and stocked more copies than they <text:soft-page-break/>were actually selling for quite some time, and that <text:a xlink:type="simple" xlink:href="http://en.wikipedia.org/w/index.php?title=Paul_Neil_Milne_Johnstone" text:style-name="Internet_20_link" text:visited-style-name="Visited_20_Internet_20_Link">Paul Neil Milne Johnstone</text:a> complained about his name and then-current address being included in the recording.<text:note text:id="ftn32" text:note-class="footnote"><text:note-citation>32</text:note-citation><text:note-body><text:p text:style-name="Footnote">Ibid. Page 144.</text:p></text:note-body></text:note> This was corrected for a later pressing of the double-LP by "cut[ting] up that part of the master tape and reassembl[ing] it in the wrong order".<text:note text:id="ftn33" text:note-class="footnote"><text:note-citation>33</text:note-citation><text:note-body><text:p text:style-name="Footnote">Simpson, M. J. (2005). The Pocket Essential Hitchhiker's Guide (Second Edition ed.). Pocket Essentials. p. 76. ISBN 1-904048-46-3.</text:p></text:note-body></text:note> The second LP release ("Part Two") also only sold a total of 60,000 units in the UK.<text:note text:id="ftn34" text:note-class="footnote"><text:note-citation>34</text:note-citation><text:note-body><text:p text:style-name="Footnote">Simpson, M. J. (2003). Hitchhiker: A Biography of Douglas Adams (First US Edition ed.). Justin Charles &amp; Co.. p. 145. ISBN 1-932112-17-0.</text:p></text:note-body></text:note> The distribution deals for the USA and Canada with Hannibal Records and Simon and Schuster were later negotiated by Douglas Adams and his agent, <text:a xlink:type="simple" xlink:href="http://en.wikipedia.org/w/index.php?title=Ed_Victor" text:style-name="Internet_20_link" text:visited-style-name="Visited_20_Internet_20_Link">Ed Victor</text:a>, after gaining full rights to the recordings from Original Records, which went bankrupt.<text:note text:id="ftn35" text:note-class="footnote"><text:note-citation>35</text:note-citation><text:note-body><text:p text:style-name="Footnote">Ibid. Page 148.</text:p></text:note-body></text:note></text:p>
        </text:section>
        <text:section text:style-name="Sect1" text:name="Interactive fiction and video games ">
          <text:h text:style-name="Heading_20_2" text:outline-level="2">Interactive fiction and video games </text:h>
          <text:p text:style-name="Standard">Sometime between 1982 and 1984 (accounts differ), the British company <text:a xlink:type="simple" xlink:href="http://en.wikipedia.org/w/index.php?title=Supersoft" text:style-name="Internet_20_link" text:visited-style-name="Visited_20_Internet_20_Link">Supersoft</text:a> published a text-based <text:a xlink:type="simple" xlink:href="http://en.wikipedia.org/w/index.php?title=Adventure_game" text:style-name="Internet_20_link" text:visited-style-name="Visited_20_Internet_20_Link">adventure game</text:a> based on the book, which was released in versions for the <text:a xlink:type="simple" xlink:href="http://en.wikipedia.org/w/index.php?title=Commodore_PET" text:style-name="Internet_20_link" text:visited-style-name="Visited_20_Internet_20_Link">Commodore PET</text:a> and <text:a xlink:type="simple" xlink:href="http://en.wikipedia.org/w/index.php?title=Commodore_64" text:style-name="Internet_20_link" text:visited-style-name="Visited_20_Internet_20_Link">Commodore 64</text:a>. One account states that there was a dispute as to whether valid permission for publication had been granted, and following legal action the game was withdrawn and all remaining copies were destroyed. Another account states that the programmer, Bob Chappell, rewrote the game to remove all Hitchhiker's references, and republished it as "Cosmic Capers".<text:note text:id="ftn36" text:note-class="footnote"><text:note-citation>36</text:note-citation><text:note-body><text:p text:style-name="Footnote"><text:a xlink:type="simple" xlink:href="http://www.inform-fiction.org/manual/html/s47.html#p376" text:style-name="Internet_20_link" text:visited-style-name="Visited_20_Internet_20_Link">Design Manual</text:a> for the <text:a xlink:type="simple" xlink:href="http://en.wikipedia.org/w/index.php?title=Interactive_Fiction" text:style-name="Internet_20_link" text:visited-style-name="Visited_20_Internet_20_Link">Interactive Fiction</text:a> language <text:a xlink:type="simple" xlink:href="http://en.wikipedia.org/w/index.php?title=Inform" text:style-name="Internet_20_link" text:visited-style-name="Visited_20_Internet_20_Link">Inform</text:a>. Accessed 2 August 2006. See also <text:a xlink:type="simple" xlink:href="http://www.inform-fiction.org/manual/html/cited.html" text:style-name="Internet_20_link" text:visited-style-name="Visited_20_Internet_20_Link">their works cited</text:a> under "Hitchhiker-64".</text:p></text:note-body></text:note></text:p>
          <text:p text:style-name="Standard">Officially, the TV series was followed in 1984 by a best-selling "<text:a xlink:type="simple" xlink:href="http://en.wikipedia.org/w/index.php?title=Interactive_fiction" text:style-name="Internet_20_link" text:visited-style-name="Visited_20_Internet_20_Link">interactive fiction</text:a>", or text-based adventure game, distributed by <text:a xlink:type="simple" xlink:href="http://en.wikipedia.org/w/index.php?title=Infocom" text:style-name="Internet_20_link" text:visited-style-name="Visited_20_Internet_20_Link">Infocom</text:a>. It was designed by Adams and Infocom regular <text:a xlink:type="simple" xlink:href="http://en.wikipedia.org/w/index.php?title=Steve_Meretzky" text:style-name="Internet_20_link" text:visited-style-name="Visited_20_Internet_20_Link">Steve Meretzky</text:a> and was one of Infocom's most successful games. As with many Infocom games, the box contained a number of "<text:a xlink:type="simple" xlink:href="http://en.wikipedia.org/w/index.php?title=Feelies" text:style-name="Internet_20_link" text:visited-style-name="Visited_20_Internet_20_Link">feelies</text:a>" including a "Don't panic" badge, some "pocket fluff", a pair of peril-sensitive sunglasses, an order for the destruction of the Earth, a small, clear plastic bag containing "a microscopic battle fleet" and an order for the destruction of Arthur Dent's house (signed by Adams and Meretzky). </text:p>
          <text:p text:style-name="Standard">In September 2004, it was revived by the BBC on the Hitchhiker's section of the Radio 4 website for the initial broadcast of the Tertiary Phase, and is still available to play online.<text:note text:id="ftn37" text:note-class="footnote"><text:note-citation>37</text:note-citation><text:note-body><text:p text:style-name="Footnote"><text:a xlink:type="simple" xlink:href="http://www.bbc.co.uk/radio4/hitchhikers/" text:style-name="Internet_20_link" text:visited-style-name="Visited_20_Internet_20_Link">BBC Radio 4's Hitchhiker's Guide homepage</text:a>.</text:p></text:note-body></text:note><text:note text:id="ftn38" text:note-class="footnote"><text:note-citation>38</text:note-citation><text:note-body><text:p text:style-name="Footnote"><text:a xlink:type="simple" xlink:href="http://www.bbc.co.uk/radio4/hitchhikers/game.shtml" text:style-name="Internet_20_link" text:visited-style-name="Visited_20_Internet_20_Link">New online version</text:a> of the 1984 Hitchhiker's Guide computer game, by Steve Meretzky and Douglas Adams.</text:p></text:note-body></text:note> This new version uses an original Infocom datafile with a custom-written interpreter, by Sean Sollé, and Flash programming by Shimon Young, both of whom used to work at <text:a xlink:type="simple" xlink:href="http://en.wikipedia.org/w/index.php?title=The_Digital_Village" text:style-name="Internet_20_link" text:visited-style-name="Visited_20_Internet_20_Link">The Digital Village</text:a> (TDV). The new version includes illustrations by <text:a xlink:type="simple" xlink:href="http://en.wikipedia.org/w/index.php?title=Rod_Lord" text:style-name="Internet_20_link" text:visited-style-name="Visited_20_Internet_20_Link">Rod Lord</text:a>, who was head of <text:a xlink:type="simple" xlink:href="http://en.wikipedia.org/w/index.php?title=Pearce_Animation_Studios" text:style-name="Internet_20_link" text:visited-style-name="Visited_20_Internet_20_Link">Pearce Animation Studios</text:a> in 1980, which produced the guide graphics for the TV series. On 2 March 2005 it won the <text:a xlink:type="simple" xlink:href="http://en.wikipedia.org/w/index.php?title=BAFTA_Interactive_Awards" text:style-name="Internet_20_link" text:visited-style-name="Visited_20_Internet_20_Link">Interactive BAFTA</text:a> in the "best online entertainment" category.<text:note text:id="ftn39" text:note-class="footnote"><text:note-citation>39</text:note-citation><text:note-body><text:p text:style-name="Footnote"><text:a xlink:type="simple" xlink:href="http://www.bafta.org/awards-database.html?year=2004&amp;category=Interactive&amp;award=Online+Entertainment" text:style-name="Internet_20_link" text:visited-style-name="Visited_20_Internet_20_Link">"BAFTA Official Awards Database"</text:a>. Bafta.org. . Retrieved 2010-09-14.</text:p></text:note-body></text:note><text:note text:id="ftn40" text:note-class="footnote"><text:note-citation>40</text:note-citation><text:note-body><text:p text:style-name="Footnote"><text:a xlink:type="simple" xlink:href="http://news.bbc.co.uk/1/hi/technology/4312683.stm" text:style-name="Internet_20_link" text:visited-style-name="Visited_20_Internet_20_Link">"reports interactive Bafta wins"</text:a>. BBC News. 2005-03-02. . Retrieved 2010-09-14.</text:p></text:note-body></text:note></text:p>
          <text:p text:style-name="Standard">A sequel to the original Infocom game was never made. An all-new, fully graphical game was designed and developed by a joint venture between <text:a xlink:type="simple" xlink:href="http://en.wikipedia.org/w/index.php?title=The_Digital_Village" text:style-name="Internet_20_link" text:visited-style-name="Visited_20_Internet_20_Link">The Digital Village</text:a> and <text:a xlink:type="simple" xlink:href="http://en.wikipedia.org/w/index.php?title=PAN_Interactive" text:style-name="Internet_20_link" text:visited-style-name="Visited_20_Internet_20_Link">PAN Interactive</text:a> (no connection to Pan Books / Pan Mcmillan).<text:note text:id="ftn41" text:note-class="footnote"><text:note-citation>41</text:note-citation><text:note-body><text:p text:style-name="Footnote">In late 2000 the TDV/Pan venture was spun off as a <text:a xlink:type="simple" xlink:href="http://tdv.com/phase3/" text:style-name="Internet_20_link" text:visited-style-name="Visited_20_Internet_20_Link">separate company, Phase 3 Studios</text:a></text:p></text:note-body></text:note><text:note text:id="ftn42" text:note-class="footnote"><text:note-citation>42</text:note-citation><text:note-body><text:p text:style-name="Footnote"><text:a xlink:type="simple" xlink:href="http://tdv.com/html/news/19990920-1-n.html" text:style-name="Internet_20_link" text:visited-style-name="Visited_20_Internet_20_Link">"1999 TDV Press Release about the graphical ''Hitchhiker's Guide'' game"</text:a>. Tdv.com. 1999-09-20. . Retrieved 2010-09-14.</text:p></text:note-body></text:note> This new game was planned and developed between 1998 and 2002, but like the sequel to the Infocom game, it also never materialised.<text:note text:id="ftn43" text:note-class="footnote"><text:note-citation>43</text:note-citation><text:note-body><text:p text:style-name="Footnote"><text:a xlink:type="simple" xlink:href="http://web.archive.org/web/20060419095154/www.planetmagrathea.com/gameindex.html" text:style-name="Internet_20_link" text:visited-style-name="Visited_20_Internet_20_Link">Internet Archive Wayback Machine</text:a> copy of information about the aborted Hitchhiker's Guide graphical PC game, originally posted on MJ Simpson's PlanetMagrathea.com site</text:p></text:note-body></text:note> In April 2005, <text:soft-page-break/><text:a xlink:type="simple" xlink:href="http://en.wikipedia.org/w/index.php?title=Starwave" text:style-name="Internet_20_link" text:visited-style-name="Visited_20_Internet_20_Link">Starwave</text:a> Mobile released two mobile games to accompany the release of the film adaptation. The first, developed by Atatio, was called "The Hitchhiker's Guide to the Galaxy: Vogon Planet Destructor".<text:note text:id="ftn44" text:note-class="footnote"><text:note-citation>44</text:note-citation><text:note-body><text:p text:style-name="Footnote"><text:a xlink:type="simple" xlink:href="http://wireless.ign.com/articles/608/608605p1.html" text:style-name="Internet_20_link" text:visited-style-name="Visited_20_Internet_20_Link">Webpage about the "Vogon Planet Destructor"</text:a> game hosted at ign.com.</text:p></text:note-body></text:note> It was a typical top-down shooter and except for the title had little to do with the actual story. The second game, developed by <text:a xlink:type="simple" xlink:href="http://en.wikipedia.org/w/index.php?title=TKO_Software" text:style-name="Internet_20_link" text:visited-style-name="Visited_20_Internet_20_Link">TKO Software</text:a>, was a graphical adventure game named "The Hitchhiker's Guide to the Galaxy: Adventure Game".<text:note text:id="ftn45" text:note-class="footnote"><text:note-citation>45</text:note-citation><text:note-body><text:p text:style-name="Footnote"><text:a xlink:type="simple" xlink:href="http://wireless.ign.com/articles/608/608604p1.html" text:style-name="Internet_20_link" text:visited-style-name="Visited_20_Internet_20_Link">Webpage about The Hitchhiker's Guide to the Galaxy: Adventure Game</text:a> hosted at ign.com.</text:p></text:note-body></text:note> Despite its name, the newly designed puzzles by <text:a xlink:type="simple" xlink:href="http://en.wikipedia.org/w/index.php?title=Sean_Sollé" text:style-name="Internet_20_link" text:visited-style-name="Visited_20_Internet_20_Link">Sean Sollé</text:a> were different from the Infocom ones, and the game followed the movie's script closely and included the new characters and places. The "Adventure Game" won the <text:a xlink:type="simple" xlink:href="http://en.wikipedia.org/w/index.php?title=IGN" text:style-name="Internet_20_link" text:visited-style-name="Visited_20_Internet_20_Link">IGN</text:a>'s "Editors' Choice Award" in May 2005. </text:p>
        </text:section>
        <text:section text:style-name="Sect1" text:name="Comic books ">
          <text:h text:style-name="Heading_20_2" text:outline-level="2">Comic books </text:h>
          <text:p text:style-name="Standard">In 1993, DC Comics, in conjunction with <text:a xlink:type="simple" xlink:href="http://en.wikipedia.org/w/index.php?title=Byron_Preiss" text:style-name="Internet_20_link" text:visited-style-name="Visited_20_Internet_20_Link">Byron Preiss</text:a> Visual Publications, published a three-part comic book adaptation of the novelisation of The Hitchhiker's Guide to the Galaxy. This was followed up with three-part adaptations of The Restaurant at the End of the Universe in 1994, and <text:a xlink:type="simple" xlink:href="http://en.wikipedia.org/w/index.php?title=Life%2C_the_Universe_and_Everything" text:style-name="Internet_20_link" text:visited-style-name="Visited_20_Internet_20_Link">Life, the Universe and Everything</text:a> in 1996. There was also a series of collectors' cards with art from and inspired by the comic adaptations of the first book, and a graphic novelisation (or "collected edition") combining the three individual comic books from 1993, itself released in May 1997.</text:p>
          <text:p text:style-name="Standard">The adaptations were scripted by <text:a xlink:type="simple" xlink:href="http://en.wikipedia.org/w/index.php?title=John_Carnell" text:style-name="Internet_20_link" text:visited-style-name="Visited_20_Internet_20_Link">John Carnell</text:a>. <text:a xlink:type="simple" xlink:href="http://en.wikipedia.org/w/index.php?title=Steve_Leialoha" text:style-name="Internet_20_link" text:visited-style-name="Visited_20_Internet_20_Link">Steve Leialoha</text:a> provided the art for Hitchhiker's and the layouts for Restaurant. <text:a xlink:type="simple" xlink:href="http://en.wikipedia.org/w/index.php?title=Shepherd_Hendrix" text:style-name="Internet_20_link" text:visited-style-name="Visited_20_Internet_20_Link">Shepherd Hendrix</text:a> did the finished art for Restaurant. <text:a xlink:type="simple" xlink:href="http://en.wikipedia.org/w/index.php?title=Neil_Vokes" text:style-name="Internet_20_link" text:visited-style-name="Visited_20_Internet_20_Link">Neil Vokes</text:a> and <text:a xlink:type="simple" xlink:href="http://en.wikipedia.org/w/index.php?title=John_Nyberg" text:style-name="Internet_20_link" text:visited-style-name="Visited_20_Internet_20_Link">John Nyberg</text:a> did the finished artwork for Life, based on breakdowns by <text:a xlink:type="simple" xlink:href="http://en.wikipedia.org/w/index.php?title=Paris_Cullins" text:style-name="Internet_20_link" text:visited-style-name="Visited_20_Internet_20_Link">Paris Cullins</text:a> (Book 1) and <text:a xlink:type="simple" xlink:href="http://en.wikipedia.org/w/index.php?title=Christopher_Schenck" text:style-name="Internet_20_link" text:visited-style-name="Visited_20_Internet_20_Link">Christopher Schenck</text:a> (Books 2–3). The miniseries were edited by <text:a xlink:type="simple" xlink:href="http://en.wikipedia.org/w/index.php?title=Howard_Zimmerman" text:style-name="Internet_20_link" text:visited-style-name="Visited_20_Internet_20_Link">Howard Zimmerman</text:a> and <text:a xlink:type="simple" xlink:href="http://en.wikipedia.org/w/index.php?title=Ken_Grobe" text:style-name="Internet_20_link" text:visited-style-name="Visited_20_Internet_20_Link">Ken Grobe</text:a>.</text:p>
        </text:section>
        <text:section text:style-name="Sect1" text:name="&quot;Hitch-Hikeriana&quot; ">
          <text:h text:style-name="Heading_20_2" text:outline-level="2">"Hitch-Hikeriana" </text:h>
          <text:p text:style-name="Standard">Many merchandising and spin-off items (or "Hitch-Hikeriana") were produced in the early 1980s, including towels in different colours, all bearing the Guide entry for towels. Later runs of towels include those made for promotions by Pan Books, Touchstone Pictures / Disney for the 2005 movie, and different towels made for <text:a xlink:type="simple" xlink:href="http://en.wikipedia.org/w/index.php?title=ZZ9_Plural_Z_Alpha" text:style-name="Internet_20_link" text:visited-style-name="Visited_20_Internet_20_Link">ZZ9 Plural Z Alpha</text:a>, the official Hitchhiker's Appreciation society.<text:note text:id="ftn46" text:note-class="footnote"><text:note-citation>46</text:note-citation><text:note-body><text:p text:style-name="Footnote"/></text:note-body></text:note> Other items that first appeared in the mid-1980s were T-shirts, including those made for Infocom (such as one bearing the legend "I got the Babel Fish" for successfully completing one of that game's most difficult puzzles), and a Disaster Area tour T-shirt. Other official items have included "Beeblebears" (teddy bears with an extra head and arm, named after Hitchhiker's character Zaphod Beeblebrox, sold by the official Appreciation Society), an assortment of pin-on buttons and a number of novelty singles. Many of the above items are displayed throughout the 2004 "25th Anniversary Illustrated Edition" of the novel, which used items from the personal collections of fans of the series.</text:p>
          <text:p text:style-name="Standard"><text:a xlink:type="simple" xlink:href="http://en.wikipedia.org/w/index.php?title=Stephen_Moore_%28actor%29" text:style-name="Internet_20_link" text:visited-style-name="Visited_20_Internet_20_Link">Stephen Moore</text:a> recorded two novelty singles in character as Marvin, the Paranoid Android: "<text:a xlink:type="simple" xlink:href="http://en.wikipedia.org/w/index.php?title=Marvin_%28song%29" text:style-name="Internet_20_link" text:visited-style-name="Visited_20_Internet_20_Link">Marvin</text:a>"/"<text:a xlink:type="simple" xlink:href="http://en.wikipedia.org/w/index.php?title=Metal_Man_%28Marvin_song%29" text:style-name="Internet_20_link" text:visited-style-name="Visited_20_Internet_20_Link">Metal Man</text:a>" and "<text:a xlink:type="simple" xlink:href="http://en.wikipedia.org/w/index.php?title=Reasons_To_Be_Miserable" text:style-name="Internet_20_link" text:visited-style-name="Visited_20_Internet_20_Link">Reasons To Be Miserable</text:a>"/"<text:a xlink:type="simple" xlink:href="http://en.wikipedia.org/w/index.php?title=Marvin_I_Love_You" text:style-name="Internet_20_link" text:visited-style-name="Visited_20_Internet_20_Link">Marvin I Love You</text:a>". The last song has appeared on a <text:a xlink:type="simple" xlink:href="http://en.wikipedia.org/w/index.php?title=Dr._Demento" text:style-name="Internet_20_link" text:visited-style-name="Visited_20_Internet_20_Link">Dr. Demento</text:a> compilation. There was also another single featuring the re-recorded "Journey of the Sorcerer" (arranged by Tim Souster) on side A with "Reg Nullify In Concert" by Reg Nullify, and "Only the End of the World Again" by Disaster Area (including Douglas Adams on bass guitar) listen. These discs have since become collector's items. </text:p>
          <text:p text:style-name="Standard">The 2005 movie also added quite a few collectibles, mostly through the <text:a xlink:type="simple" xlink:href="http://en.wikipedia.org/w/index.php?title=National_Entertainment_Collectibles_Association" text:style-name="Internet_20_link" text:visited-style-name="Visited_20_Internet_20_Link">National Entertainment Collectibles Association</text:a>. These included three prop replicas of objects seen on the Vogon ship and homeworld (a mug, a pen and a stapler), sets of "<text:a xlink:type="simple" xlink:href="http://en.wikipedia.org/w/index.php?title=Action_figure" text:style-name="Internet_20_link" text:visited-style-name="Visited_20_Internet_20_Link">action figure</text:a>s" with a height of either 3 or 6 inches <text:soft-page-break/>(76 or 150 mm), a gun—based on a prop used by Marvin, the Paranoid Android, that shoots foam darts—a crystal cube, shot glasses, a ten-inch (254 mm) high version of Marvin with eyes that light up green, and "yarn doll" versions of Arthur Dent, Ford Prefect, Trillian, Marvin and Zaphod Beeblebrox. Also, various audio tracks were released to coincide with the movie, notably re-recordings of "Marvin" and "Reasons To Be Miserable", sung by <text:a xlink:type="simple" xlink:href="http://en.wikipedia.org/w/index.php?title=Stephen_Fry" text:style-name="Internet_20_link" text:visited-style-name="Visited_20_Internet_20_Link">Stephen Fry</text:a>, along with some of the "<text:a xlink:type="simple" xlink:href="http://en.wikipedia.org/w/index.php?title=Guide_Entries" text:style-name="Internet_20_link" text:visited-style-name="Visited_20_Internet_20_Link">Guide Entries</text:a>", newly written material read in-character by Fry. </text:p>
        </text:section>
        <text:section text:style-name="Sect1" text:name="International phenomenon ">
          <text:h text:style-name="Heading_20_2" text:outline-level="2">International phenomenon </text:h>
          <text:p text:style-name="Standard">Many science fiction fans and radio listeners outside the United Kingdom were first exposed to The Hitchhiker's Guide to the Galaxy in one of two ways: shortwave radio broadcasts of the original radio series, or by Douglas Adams being "Guest of Honour" at the 1979 <text:a xlink:type="simple" xlink:href="http://en.wikipedia.org/w/index.php?title=Worldcon" text:style-name="Internet_20_link" text:visited-style-name="Visited_20_Internet_20_Link">World Science Fiction Convention</text:a>, Seacon, held in Brighton, England, UK. It was there that the radio series was nominated for a <text:a xlink:type="simple" xlink:href="http://en.wikipedia.org/w/index.php?title=Hugo_Award" text:style-name="Internet_20_link" text:visited-style-name="Visited_20_Internet_20_Link">Hugo Award</text:a> (the first radio series to receive a nomination) but lost to <text:a xlink:type="simple" xlink:href="http://en.wikipedia.org/w/index.php?title=Superman_%28film%29" text:style-name="Internet_20_link" text:visited-style-name="Visited_20_Internet_20_Link">Superman</text:a>. A convention exclusively for H2G2, Hitchercon I, was held in Glasgow, Scotland, UK, in September 1980, the year that the official fan club, <text:a xlink:type="simple" xlink:href="http://en.wikipedia.org/w/index.php?title=ZZ9_Plural_Z_Alpha" text:style-name="Internet_20_link" text:visited-style-name="Visited_20_Internet_20_Link">ZZ9 Plural Z Alpha</text:a>, was organised. In the early 1980s, versions of H2G2 became available in the United States, Canada, Germany (Per Anhalter durch den Galaxis), Denmark, the Netherlands (Transgalactisch Liftershandboek), Sweden, Finland and Israel.</text:p>
        </text:section>
        <text:section text:style-name="Sect1" text:name="Spelling ">
          <text:h text:style-name="Heading_20_2" text:outline-level="2">Spelling </text:h>
          <text:p text:style-name="Standard">The different versions of the series spell the title differently—thus Hitch-Hiker's Guide, Hitch Hiker's Guide and Hitchhiker's Guide are used in different editions (US or UK), editions of the novel, (<text:a xlink:type="simple" xlink:href="http://en.wikipedia.org/w/index.php?title=Sound_recording_and_reproduction" text:style-name="Internet_20_link" text:visited-style-name="Visited_20_Internet_20_Link">audio</text:a> or <text:a xlink:type="simple" xlink:href="http://en.wikipedia.org/w/index.php?title=Printing" text:style-name="Internet_20_link" text:visited-style-name="Visited_20_Internet_20_Link">print</text:a>) and compilations of the book. Some editions used different spellings on the <text:a xlink:type="simple" xlink:href="http://en.wikipedia.org/w/index.php?title=Bookbinding" text:style-name="Internet_20_link" text:visited-style-name="Visited_20_Internet_20_Link">spine</text:a> and <text:a xlink:type="simple" xlink:href="http://en.wikipedia.org/w/index.php?title=Title_page" text:style-name="Internet_20_link" text:visited-style-name="Visited_20_Internet_20_Link">title page</text:a>. The <text:a xlink:type="simple" xlink:href="http://en.wikipedia.org/w/index.php?title=BBC" text:style-name="Internet_20_link" text:visited-style-name="Visited_20_Internet_20_Link">BBC</text:a>'s <text:a xlink:type="simple" xlink:href="http://en.wikipedia.org/w/index.php?title=H2g2" text:style-name="Internet_20_link" text:visited-style-name="Visited_20_Internet_20_Link">h2g2</text:a> style manual claims that Hitchhiker's Guide is the spelling Adams preferred.<text:note text:id="ftn47" text:note-class="footnote"><text:note-citation>47</text:note-citation><text:note-body><text:p text:style-name="Footnote"><text:a xlink:type="simple" xlink:href="http://www.bbc.co.uk/dna/h2g2/SubEditors-Style#back3" text:style-name="Internet_20_link" text:visited-style-name="Visited_20_Internet_20_Link">Style page at h2g2</text:a>, with their own justification for using Hitchhiker's Guide.</text:p></text:note-body></text:note> At least two reference works make note of the inconsistency in the titles. Both, however, repeat the statement that Adams decided in 2000 that "everyone should spell it the same way [one word, no hyphen] from then on."<text:note text:id="ftn48" text:note-class="footnote"><text:note-citation>48</text:note-citation><text:note-body><text:p text:style-name="Footnote">Simpson, M. J. (2005). The Pocket Essential Hitchhiker's Guide (Second Edition ed.). Pocket Essentials. ISBN 1-904048-46-3.</text:p></text:note-body></text:note><text:note text:id="ftn49" text:note-class="footnote"><text:note-citation>49</text:note-citation><text:note-body><text:p text:style-name="Footnote"><text:a xlink:type="simple" xlink:href="http://en.wikipedia.org/w/index.php?title=Douglas_Adams" text:style-name="Internet_20_link" text:visited-style-name="Visited_20_Internet_20_Link">Adams, Douglas</text:a> (2003). Geoffrey Perkins (ed.). ed. <text:a xlink:type="simple" xlink:href="http://en.wikipedia.org/w/index.php?title=The_Hitchhiker%27s_Guide_to_the_Galaxy:_The_Original_Radio_Scripts" text:style-name="Internet_20_link" text:visited-style-name="Visited_20_Internet_20_Link">The Hitchhiker's Guide to the Galaxy: The Original Radio Scripts</text:a>. Additional Material by M. J. Simpson (25th Anniversary Edition ed.). Pan Books. ISBN 0-330-41957-9.</text:p></text:note-body></text:note></text:p>
        </text:section>
        <text:section text:style-name="Sect1" text:name="See also ">
          <text:h text:style-name="Heading_20_2" text:outline-level="2">See also </text:h>
          <text:list text:style-name="L3">
            <text:list-item>
              <text:p text:style-name="P5"><text:a xlink:type="simple" xlink:href="http://en.wikipedia.org/w/index.php?title=Hitchhiking" text:style-name="Internet_20_link" text:visited-style-name="Visited_20_Internet_20_Link">Hitchhiking</text:a> </text:p>
            </text:list-item>
            <text:list-item>
              <text:p text:style-name="P5"><text:a xlink:type="simple" xlink:href="http://en.wikipedia.org/w/index.php?title=List_of_minor_characters_from_The_Hitchhiker%27s_Guide_to_the_Galaxy" text:style-name="Internet_20_link" text:visited-style-name="Visited_20_Internet_20_Link">List of minor characters from The Hitchhiker's Guide to the Galaxy</text:a> </text:p>
            </text:list-item>
            <text:list-item>
              <text:p text:style-name="P5"><text:a xlink:type="simple" xlink:href="http://en.wikipedia.org/w/index.php?title=Places_in_The_Hitchhiker%27s_Guide_to_the_Galaxy" text:style-name="Internet_20_link" text:visited-style-name="Visited_20_Internet_20_Link">Places in The Hitchhiker's Guide to the Galaxy</text:a> </text:p>
            </text:list-item>
            <text:list-item>
              <text:p text:style-name="P5"><text:a xlink:type="simple" xlink:href="http://en.wikipedia.org/w/index.php?title=Phrases_from_The_Hitchhiker%27s_Guide_to_the_Galaxy" text:style-name="Internet_20_link" text:visited-style-name="Visited_20_Internet_20_Link">Phrases from The Hitchhiker's Guide to the Galaxy</text:a> </text:p>
            </text:list-item>
            <text:list-item>
              <text:p text:style-name="P5"><text:a xlink:type="simple" xlink:href="http://en.wikipedia.org/w/index.php?title=Races_and_species_in_The_Hitchhiker%27s_Guide_to_the_Galaxy" text:style-name="Internet_20_link" text:visited-style-name="Visited_20_Internet_20_Link">Races and species in The Hitchhiker's Guide to the Galaxy </text:a></text:p>
            </text:list-item>
            <text:list-item>
              <text:p text:style-name="P5"><text:a xlink:type="simple" xlink:href="http://en.wikipedia.org/w/index.php?title=The_Hitchhiker%27s_Guide_to_the_Galaxy_cast_lists" text:style-name="Internet_20_link" text:visited-style-name="Visited_20_Internet_20_Link">The Hitchhiker's Guide to the Galaxy cast lists</text:a> </text:p>
            </text:list-item>
            <text:list-item>
              <text:p text:style-name="P5"><text:a xlink:type="simple" xlink:href="http://en.wikipedia.org/w/index.php?title=Timeline_of_The_Hitchhiker%27s_Guide_to_the_Galaxy_versions" text:style-name="Internet_20_link" text:visited-style-name="Visited_20_Internet_20_Link">Timeline of The Hitchhiker's Guide to the Galaxy versions</text:a> </text:p>
            </text:list-item>
            <text:list-item>
              <text:p text:style-name="P5"><text:a xlink:type="simple" xlink:href="http://en.wikipedia.org/w/index.php?title=Towel_Day" text:style-name="Internet_20_link" text:visited-style-name="Visited_20_Internet_20_Link">Towel Day</text:a> </text:p>
            </text:list-item>
          </text:list>
        </text:section>
        <text:section text:style-name="Sect1" text:name="References ">
          <text:h text:style-name="Heading_20_2" text:outline-level="2">References </text:h>
          <text:p text:style-name="Standard"/>
          <text:list text:style-name="L4">
            <text:list-item>
              <text:p text:style-name="P6"><text:a xlink:type="simple" xlink:href="http://en.wikipedia.org/w/index.php?title=Douglas_Adams" text:style-name="Internet_20_link" text:visited-style-name="Visited_20_Internet_20_Link">Adams, Douglas</text:a> (2002). <text:a xlink:type="simple" xlink:href="http://en.wikipedia.org/w/index.php?title=Peter_Guzzardi" text:style-name="Internet_20_link" text:visited-style-name="Visited_20_Internet_20_Link">Peter Guzzardi</text:a> (ed.). ed. <text:a xlink:type="simple" xlink:href="http://en.wikipedia.org/w/index.php?title=The_Salmon_of_Doubt" text:style-name="Internet_20_link" text:visited-style-name="Visited_20_Internet_20_Link">The Salmon of Doubt</text:a>: Hitchhiking the Galaxy One Last Time (First UK Edition ed.). Macmillan. ISBN 0-333-76657-1.</text:p>
            </text:list-item>
            <text:list-item>
              <text:p text:style-name="P6"><text:a xlink:type="simple" xlink:href="http://en.wikipedia.org/w/index.php?title=Douglas_Adams" text:style-name="Internet_20_link" text:visited-style-name="Visited_20_Internet_20_Link">Adams, Douglas.</text:a> (2003). <text:a xlink:type="simple" xlink:href="http://en.wikipedia.org/w/index.php?title=Geoffrey_Perkins" text:style-name="Internet_20_link" text:visited-style-name="Visited_20_Internet_20_Link">Geoffrey Perkins</text:a> (ed.), additional Material by M. J. Simpson.. ed. <text:soft-page-break/><text:a xlink:type="simple" xlink:href="http://en.wikipedia.org/w/index.php?title=The_Hitchhiker%27s_Guide_to_the_Galaxy:_The_Original_Radio_Scripts" text:style-name="Internet_20_link" text:visited-style-name="Visited_20_Internet_20_Link">The Hitchhiker's Guide to the Galaxy: The Original Radio Scripts</text:a> (25th Anniversary Edition ed.). Pan Books. ISBN 0-330-41957-9.</text:p>
            </text:list-item>
            <text:list-item>
              <text:p text:style-name="P6"><text:a xlink:type="simple" xlink:href="http://en.wikipedia.org/w/index.php?title=Neil_Gaiman" text:style-name="Internet_20_link" text:visited-style-name="Visited_20_Internet_20_Link">Gaiman, Neil</text:a> (2003). Don't Panic: Douglas Adams and the "Hitchhiker's Guide to the Galaxy". Titan Books. ISBN 1-84023-742-2.</text:p>
            </text:list-item>
            <text:list-item>
              <text:p text:style-name="P6">Simpson, M. J. (2003). Hitchhiker: A Biography of Douglas Adams (First US Edition ed.). Justin Charles &amp; Co.. ISBN 1-932112-17-0.</text:p>
            </text:list-item>
            <text:list-item>
              <text:p text:style-name="P6">Simpson, M. J. (2005). The Pocket Essential Hitchhiker's Guide (Second Edition ed.). Pocket Essentials. ISBN 1-904048-46-3.</text:p>
            </text:list-item>
            <text:list-item>
              <text:p text:style-name="P6"><text:a xlink:type="simple" xlink:href="http://en.wikipedia.org/w/index.php?title=Robbie_Stamp" text:style-name="Internet_20_link" text:visited-style-name="Visited_20_Internet_20_Link">Stamp, Robbie</text:a>, editor (2005). The Making of The Hitchhiker's Guide to the Galaxy: The Filming of the Douglas Adams Classic. Boxtree. ISBN 0-7522-2585-5.</text:p>
            </text:list-item>
            <text:list-item>
              <text:p text:style-name="P6"><text:a xlink:type="simple" xlink:href="http://en.wikipedia.org/w/index.php?title=Nick_Webb_%28author%29" text:style-name="Internet_20_link" text:visited-style-name="Visited_20_Internet_20_Link">Webb, Nick</text:a> (2005). Wish You Were Here: The Official Biography of Douglas Adams (First US hardcover edition ed.). Ballantine Books. ISBN 0-345-47650-6.</text:p>
            </text:list-item>
          </text:list>
          <text:p text:style-name="Standard"/>
        </text:section>
        <text:section text:style-name="Sect1" text:name="External links ">
          <text:h text:style-name="Heading_20_2" text:outline-level="2">External links </text:h>
          <text:section text:style-name="Sect1" text:name="Official sites ">
            <text:h text:style-name="Heading_20_3" text:outline-level="3">Official sites </text:h>
            <text:p text:style-name="Standard"/>
            <text:list text:style-name="L5">
              <text:list-item>
                <text:p text:style-name="P7"><text:a xlink:type="simple" xlink:href="http://www.bbc.co.uk/cult/hitchhikers/" text:style-name="Internet_20_link" text:visited-style-name="Visited_20_Internet_20_Link">BBC Cult website</text:a>, official website for the <text:a xlink:type="simple" xlink:href="http://en.wikipedia.org/w/index.php?title=The_Hitchhiker%27s_Guide_to_the_Galaxy_%28TV_series%29" text:style-name="Internet_20_link" text:visited-style-name="Visited_20_Internet_20_Link">TV show version</text:a> (includes information, links and downloads) </text:p>
              </text:list-item>
              <text:list-item>
                <text:p text:style-name="P7"><text:a xlink:type="simple" xlink:href="http://www.bbc.co.uk/radio4/hitchhikers/" text:style-name="Internet_20_link" text:visited-style-name="Visited_20_Internet_20_Link">BBC Radio 4 website for the 2004–2005 series</text:a> </text:p>
              </text:list-item>
              <text:list-item>
                <text:p text:style-name="P7"><text:a xlink:type="simple" xlink:href="http://hitchhikers.movies.go.com/" text:style-name="Internet_20_link" text:visited-style-name="Visited_20_Internet_20_Link">Official Movie Site</text:a> </text:p>
              </text:list-item>
              <text:list-item>
                <text:p text:style-name="P7"><text:a xlink:type="simple" xlink:href="http://www.imdb.com/title/tt0371724/" text:style-name="Internet_20_link" text:visited-style-name="Visited_20_Internet_20_Link">The Hitchhiker's Guide to the Galaxy (2005 movie) </text:a>at the <text:a xlink:type="simple" xlink:href="http://en.wikipedia.org/w/index.php?title=Internet_Movie_Database" text:style-name="Internet_20_link" text:visited-style-name="Visited_20_Internet_20_Link">Internet Movie Database</text:a></text:p>
              </text:list-item>
              <text:list-item>
                <text:p text:style-name="P7"><text:a xlink:type="simple" xlink:href="http://www.imdb.com/title/tt0081874/" text:style-name="Internet_20_link" text:visited-style-name="Visited_20_Internet_20_Link">The Hitch Hikers Guide to the Galaxy (1981 TV series) </text:a>at the <text:a xlink:type="simple" xlink:href="http://en.wikipedia.org/w/index.php?title=Internet_Movie_Database" text:style-name="Internet_20_link" text:visited-style-name="Visited_20_Internet_20_Link">Internet Movie Database</text:a></text:p>
              </text:list-item>
              <text:list-item>
                <text:p text:style-name="P7"><text:a xlink:type="simple" xlink:href="http://www.bbc.co.uk/h2g2/guide/" text:style-name="Internet_20_link" text:visited-style-name="Visited_20_Internet_20_Link">h2g2</text:a> </text:p>
              </text:list-item>
              <text:list-item>
                <text:p text:style-name="P7"><text:a xlink:type="simple" xlink:href="http://www.museum.tv/archives/etv/H/htmlH/hitch-hickers/hitch-hickers.htm" text:style-name="Internet_20_link" text:visited-style-name="Visited_20_Internet_20_Link">Encyclopedia of Television</text:a> </text:p>
              </text:list-item>
              <text:list-item>
                <text:p text:style-name="P7"><text:a xlink:type="simple" xlink:href="http://www.screenonline.org.uk/tv/id/560180/index.html" text:style-name="Internet_20_link" text:visited-style-name="Visited_20_Internet_20_Link">British Film Institute Screen Online</text:a> page devoted to the TV series </text:p>
              </text:list-item>
              <text:list-item>
                <text:p text:style-name="P7"><text:a xlink:type="simple" xlink:href="http://www.dccomics.com/graphic_novels/?gn=1816" text:style-name="Internet_20_link" text:visited-style-name="Visited_20_Internet_20_Link">DC Comics H2G2 site</text:a> </text:p>
              </text:list-item>
            </text:list>
            <text:p text:style-name="Standard"/>
            <text:p text:style-name="Standard">The original source of this document is here: http://en.wikipedia.org/wiki/Talk:The_Hitchhiker%27s_Guide_to_the_Galaxy</text:p>
          </text:section>
        </text:section>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face style:name="starbats" svg:font-family="starbats" style:font-charset="x-symbol"/>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Surligné" style:family="paragraph" style:parent-style-name="Standard"/>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padding="0cm" fo:border-left="none" fo:border-right="none" fo:border-top="none" fo:border-bottom="0.99pt solid #000000" style:shadow="none"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paragraph-properties fo:text-align="start" style:justify-single-word="false" style:vertical-align="middl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Yellow_20_Highlight" style:display-name="Yellow Highlight" style:family="text">
      <style:text-properties fo:background-color="#ffff00"/>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suffix="." style:num-format="1">
        <style:list-level-properties/>
      </text:outline-level-style>
      <text:outline-level-style text:level="2" loext:num-list-format="%1%.%2%." style:num-suffix="." style:num-format="1" text:display-levels="2">
        <style:list-level-properties/>
      </text:outline-level-style>
      <text:outline-level-style text:level="3" loext:num-list-format="%1%.%2%.%3%." style:num-suffix="." style:num-format="1" text:display-levels="3">
        <style:list-level-properties/>
      </text:outline-level-style>
      <text:outline-level-style text:level="4" loext:num-list-format="%1%.%2%.%3%.%4%." style:num-suffix="." style:num-format="1" text:display-levels="4">
        <style:list-level-properties/>
      </text:outline-level-style>
      <text:outline-level-style text:level="5" loext:num-list-format="%1%.%2%.%3%.%4%.%5%." style:num-suffix="." style:num-format="1" text:display-levels="5">
        <style:list-level-properties/>
      </text:outline-level-style>
      <text:outline-level-style text:level="6" loext:num-list-format="%1%.%2%.%3%.%4%.%5%.%6%." style:num-suffix="." style:num-format="1" text:display-levels="6">
        <style:list-level-properties/>
      </text:outline-level-style>
      <text:outline-level-style text:level="7" loext:num-list-format="%1%.%2%.%3%.%4%.%5%.%6%.%7%." style:num-suffix="." style:num-format="1" text:display-levels="7">
        <style:list-level-properties/>
      </text:outline-level-style>
      <text:outline-level-style text:level="8" loext:num-list-format="%1%.%2%.%3%.%4%.%5%.%6%.%7%.%8%." style:num-suffix="." style:num-format="1" text:display-levels="8">
        <style:list-level-properties/>
      </text:outline-level-style>
      <text:outline-level-style text:level="9" loext:num-list-format="%1%.%2%.%3%.%4%.%5%.%6%.%7%.%8%.%9%." style:num-suffix="." style:num-format="1" text:display-levels="9">
        <style:list-level-properties/>
      </text:outline-level-style>
      <text:outline-level-style text:level="10" loext:num-list-format="%1%.%2%.%3%.%4%.%5%.%6%.%7%.%8%.%9%.%10%." style:num-suffix="." style:num-format="1" text:display-levels="10">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Header">LpOD Project</text:p>
      </style:header>
      <style:footer>
        <text:p text:style-name="MP1"><text:page-number text:select-page="current">15</text:page-number>/<text:page-count>15</text:page-count></text:p>
      </style:footer>
    </style:master-page>
    <style:master-page style:name="First_20_Page" style:display-name="First Page" style:page-layout-name="Mpm2" draw:style-name="Mdp1" style:next-style-name="Standard">
      <style:header>
        <text:p text:style-name="MP2"><text:date style:data-style-name="N37" text:date-value="2009-08-25T15:24:26.000000084" text:fixed="true">25/08/09</text:da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dc:language>
    <dc:title>The Hitchhiker's Guide to the Galaxy</dc:title>
    <meta:generator>LibreOffice/7.4.6.2$MacOSX_AARCH64 LibreOffice_project/5b1f5509c2decdade7fda905e3e1429a67acd63d</meta:generator>
    <dc:date>2010-12-13T17:29:31</dc:date>
    <meta:editing-duration>PT16M19S</meta:editing-duration>
    <meta:editing-cycles>7</meta:editing-cycles>
    <meta:keyword>Douglas Adams</meta:keyword>
    <meta:keyword>novel</meta:keyword>
    <meta:keyword>Hitchhiker's Guide to the Galaxy</meta:keyword>
    <meta:keyword>wikipedia</meta:keyword>
    <meta:keyword>trilogy</meta:keyword>
    <dc:subject>Wikipedia article about The Hitchhiker's Guide to the Galaxy</dc:subject>
    <dc:description>This file comes from a ODF export of  Wikipedia web site.

The Hitchhiker's Guide to the Galaxy is a science fiction comedy series created by English writer, dramatist, and musician Douglas Adams.  </dc:description>
    <meta:document-statistic meta:table-count="0" meta:image-count="0" meta:object-count="0" meta:page-count="15" meta:paragraph-count="200" meta:word-count="8883" meta:character-count="53869" meta:non-whitespace-character-count="45202"/>
    <meta:user-defined meta:name="Rights">GFDL</meta:user-defined>
  </office:meta>
</office:document-meta>
</file>